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5:53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section 0,06mm2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-0.003">
            <text:p>-0,003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06">
            <text:p>0,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-0.003747">
            <text:p>-0,003747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72.851097">
            <text:p>-72,85109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4371">
            <text:p>-0,004371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024118">
            <text:p>-0,024118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24118">
            <text:p>-0,024118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45588">
            <text:p>-0,045588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45588">
            <text:p>-0,045588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66765">
            <text:p>-0,066765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66765">
            <text:p>-0,066765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087059">
            <text:p>-0,087059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087059">
            <text:p>-0,087059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0.107059">
            <text:p>-0,107059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24412">
            <text:p>-0,124412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-0.002498">
            <text:p>-0,002498</text:p>
          </table:table-cell>
          <table:table-cell office:value-type="float" office:value="-0.124412">
            <text:p>-0,124412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143824">
            <text:p>-0,143824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43824">
            <text:p>-0,143824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0.163529">
            <text:p>-0,16352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163529">
            <text:p>-0,163529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182059">
            <text:p>-0,182059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182059">
            <text:p>-0,18205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201765">
            <text:p>-0,20176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201765">
            <text:p>-0,20176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220882">
            <text:p>-0,22088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0.220882">
            <text:p>-0,22088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239706">
            <text:p>-0,239706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239706">
            <text:p>-0,239706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258824">
            <text:p>-0,258824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-0.001249">
            <text:p>-0,001249</text:p>
          </table:table-cell>
          <table:table-cell office:value-type="float" office:value="-0.258824">
            <text:p>-0,258824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-0.277647">
            <text:p>-0,277647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-0.277647">
            <text:p>-0,277647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298235">
            <text:p>-0,298235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-0.298235">
            <text:p>-0,29823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318529">
            <text:p>-0,31852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318529">
            <text:p>-0,318529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337941">
            <text:p>-0,337941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337941">
            <text:p>-0,33794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357941">
            <text:p>-0,35794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357941">
            <text:p>-0,35794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380294">
            <text:p>-0,38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">
            <text:p>0</text:p>
          </table:table-cell>
          <table:table-cell office:value-type="float" office:value="-0.380294">
            <text:p>-0,380294</text:p>
          </table:table-cell>
          <table:table-cell table:number-columns-repeated="1019"/>
        </table:table-row>
        <table:table-row table:style-name="ro1">
          <table:table-cell office:value-type="float" office:value="20.8146">
            <text:p>20,814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1249">
            <text:p>0,001249</text:p>
          </table:table-cell>
          <table:table-cell office:value-type="float" office:value="-0.398824">
            <text:p>-0,398824</text:p>
          </table:table-cell>
          <table:table-cell table:number-columns-repeated="1019"/>
        </table:table-row>
        <table:table-row table:style-name="ro1">
          <table:table-cell office:value-type="float" office:value="20.8146">
            <text:p>20,814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0.398824">
            <text:p>-0,398824</text:p>
          </table:table-cell>
          <table:table-cell table:number-columns-repeated="1019"/>
        </table:table-row>
        <table:table-row table:style-name="ro1">
          <table:table-cell office:value-type="float" office:value="52.036499">
            <text:p>52,03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418235">
            <text:p>-0,418235</text:p>
          </table:table-cell>
          <table:table-cell table:number-columns-repeated="1019"/>
        </table:table-row>
        <table:table-row table:style-name="ro1">
          <table:table-cell office:value-type="float" office:value="52.036499">
            <text:p>52,0364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418235">
            <text:p>-0,418235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0.44">
            <text:p>-0,44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3747">
            <text:p>0,003747</text:p>
          </table:table-cell>
          <table:table-cell office:value-type="float" office:value="-0.44">
            <text:p>-0,44</text:p>
          </table:table-cell>
          <table:table-cell table:number-columns-repeated="1019"/>
        </table:table-row>
        <table:table-row table:style-name="ro1">
          <table:table-cell office:value-type="float" office:value="52.036499">
            <text:p>52,0364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3122">
            <text:p>0,003122</text:p>
          </table:table-cell>
          <table:table-cell office:value-type="float" office:value="-0.458824">
            <text:p>-0,458824</text:p>
          </table:table-cell>
          <table:table-cell table:number-columns-repeated="1019"/>
        </table:table-row>
        <table:table-row table:style-name="ro1">
          <table:table-cell office:value-type="float" office:value="52.036499">
            <text:p>52,03649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3122">
            <text:p>0,003122</text:p>
          </table:table-cell>
          <table:table-cell office:value-type="float" office:value="-0.458824">
            <text:p>-0,458824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03747">
            <text:p>0,003747</text:p>
          </table:table-cell>
          <table:table-cell office:value-type="float" office:value="-0.478235">
            <text:p>-0,478235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3747">
            <text:p>0,003747</text:p>
          </table:table-cell>
          <table:table-cell office:value-type="float" office:value="-0.478235">
            <text:p>-0,478235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0.497059">
            <text:p>-0,497059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3747">
            <text:p>0,003747</text:p>
          </table:table-cell>
          <table:table-cell office:value-type="float" office:value="-0.497059">
            <text:p>-0,497059</text:p>
          </table:table-cell>
          <table:table-cell table:number-columns-repeated="1019"/>
        </table:table-row>
        <table:table-row table:style-name="ro1">
          <table:table-cell office:value-type="float" office:value="83.2584">
            <text:p>83,258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4996">
            <text:p>0,004996</text:p>
          </table:table-cell>
          <table:table-cell office:value-type="float" office:value="-0.517647">
            <text:p>-0,517647</text:p>
          </table:table-cell>
          <table:table-cell table:number-columns-repeated="1019"/>
        </table:table-row>
        <table:table-row table:style-name="ro1">
          <table:table-cell office:value-type="float" office:value="83.2584">
            <text:p>83,258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4996">
            <text:p>0,004996</text:p>
          </table:table-cell>
          <table:table-cell office:value-type="float" office:value="-0.517647">
            <text:p>-0,517647</text:p>
          </table:table-cell>
          <table:table-cell table:number-columns-repeated="1019"/>
        </table:table-row>
        <table:table-row table:style-name="ro1">
          <table:table-cell office:value-type="float" office:value="72.851097">
            <text:p>72,85109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4371">
            <text:p>0,004371</text:p>
          </table:table-cell>
          <table:table-cell office:value-type="float" office:value="-0.540294">
            <text:p>-0,540294</text:p>
          </table:table-cell>
          <table:table-cell table:number-columns-repeated="1019"/>
        </table:table-row>
        <table:table-row table:style-name="ro1">
          <table:table-cell office:value-type="float" office:value="72.851097">
            <text:p>72,85109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4371">
            <text:p>0,004371</text:p>
          </table:table-cell>
          <table:table-cell office:value-type="float" office:value="-0.540294">
            <text:p>-0,540294</text:p>
          </table:table-cell>
          <table:table-cell table:number-columns-repeated="1019"/>
        </table:table-row>
        <table:table-row table:style-name="ro1">
          <table:table-cell office:value-type="float" office:value="104.072998">
            <text:p>104,07299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6244">
            <text:p>0,006244</text:p>
          </table:table-cell>
          <table:table-cell office:value-type="float" office:value="-0.559706">
            <text:p>-0,559706</text:p>
          </table:table-cell>
          <table:table-cell table:number-columns-repeated="1019"/>
        </table:table-row>
        <table:table-row table:style-name="ro1">
          <table:table-cell office:value-type="float" office:value="104.072998">
            <text:p>104,07299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6244">
            <text:p>0,006244</text:p>
          </table:table-cell>
          <table:table-cell office:value-type="float" office:value="-0.559706">
            <text:p>-0,559706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07493">
            <text:p>0,007493</text:p>
          </table:table-cell>
          <table:table-cell office:value-type="float" office:value="-0.579706">
            <text:p>-0,579706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7493">
            <text:p>0,007493</text:p>
          </table:table-cell>
          <table:table-cell office:value-type="float" office:value="-0.579706">
            <text:p>-0,579706</text:p>
          </table:table-cell>
          <table:table-cell table:number-columns-repeated="1019"/>
        </table:table-row>
        <table:table-row table:style-name="ro1">
          <table:table-cell office:value-type="float" office:value="104.072998">
            <text:p>104,07299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6244">
            <text:p>0,006244</text:p>
          </table:table-cell>
          <table:table-cell office:value-type="float" office:value="-0.599118">
            <text:p>-0,599118</text:p>
          </table:table-cell>
          <table:table-cell table:number-columns-repeated="1019"/>
        </table:table-row>
        <table:table-row table:style-name="ro1">
          <table:table-cell office:value-type="float" office:value="104.072998">
            <text:p>104,07299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6244">
            <text:p>0,006244</text:p>
          </table:table-cell>
          <table:table-cell office:value-type="float" office:value="-0.599118">
            <text:p>-0,599118</text:p>
          </table:table-cell>
          <table:table-cell table:number-columns-repeated="1019"/>
        </table:table-row>
        <table:table-row table:style-name="ro1">
          <table:table-cell office:value-type="float" office:value="135.294907">
            <text:p>135,294907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08118">
            <text:p>0,008118</text:p>
          </table:table-cell>
          <table:table-cell office:value-type="float" office:value="-0.617647">
            <text:p>-0,617647</text:p>
          </table:table-cell>
          <table:table-cell table:number-columns-repeated="1019"/>
        </table:table-row>
        <table:table-row table:style-name="ro1">
          <table:table-cell office:value-type="float" office:value="135.294907">
            <text:p>135,29490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8118">
            <text:p>0,008118</text:p>
          </table:table-cell>
          <table:table-cell office:value-type="float" office:value="-0.617647">
            <text:p>-0,617647</text:p>
          </table:table-cell>
          <table:table-cell table:number-columns-repeated="1019"/>
        </table:table-row>
        <table:table-row table:style-name="ro1">
          <table:table-cell office:value-type="float" office:value="135.294907">
            <text:p>135,29490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08118">
            <text:p>0,008118</text:p>
          </table:table-cell>
          <table:table-cell office:value-type="float" office:value="-0.636765">
            <text:p>-0,636765</text:p>
          </table:table-cell>
          <table:table-cell table:number-columns-repeated="1019"/>
        </table:table-row>
        <table:table-row table:style-name="ro1">
          <table:table-cell office:value-type="float" office:value="135.294907">
            <text:p>135,29490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8118">
            <text:p>0,008118</text:p>
          </table:table-cell>
          <table:table-cell office:value-type="float" office:value="-0.636765">
            <text:p>-0,636765</text:p>
          </table:table-cell>
          <table:table-cell table:number-columns-repeated="1019"/>
        </table:table-row>
        <table:table-row table:style-name="ro1">
          <table:table-cell office:value-type="float" office:value="145.702194">
            <text:p>145,70219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0.656471">
            <text:p>-0,656471</text:p>
          </table:table-cell>
          <table:table-cell table:number-columns-repeated="1019"/>
        </table:table-row>
        <table:table-row table:style-name="ro1">
          <table:table-cell office:value-type="float" office:value="145.702194">
            <text:p>145,70219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8742">
            <text:p>0,008742</text:p>
          </table:table-cell>
          <table:table-cell office:value-type="float" office:value="-0.656471">
            <text:p>-0,656471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9367">
            <text:p>0,009367</text:p>
          </table:table-cell>
          <table:table-cell office:value-type="float" office:value="-0.678235">
            <text:p>-0,678235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9367">
            <text:p>0,009367</text:p>
          </table:table-cell>
          <table:table-cell office:value-type="float" office:value="-0.678235">
            <text:p>-0,678235</text:p>
          </table:table-cell>
          <table:table-cell table:number-columns-repeated="1019"/>
        </table:table-row>
        <table:table-row table:style-name="ro1">
          <table:table-cell office:value-type="float" office:value="166.5168">
            <text:p>166,516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9991">
            <text:p>0,009991</text:p>
          </table:table-cell>
          <table:table-cell office:value-type="float" office:value="-0.695">
            <text:p>-0,695</text:p>
          </table:table-cell>
          <table:table-cell table:number-columns-repeated="1019"/>
        </table:table-row>
        <table:table-row table:style-name="ro1">
          <table:table-cell office:value-type="float" office:value="166.5168">
            <text:p>166,516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9991">
            <text:p>0,009991</text:p>
          </table:table-cell>
          <table:table-cell office:value-type="float" office:value="-0.714118">
            <text:p>-0,714118</text:p>
          </table:table-cell>
          <table:table-cell table:number-columns-repeated="1019"/>
        </table:table-row>
        <table:table-row table:style-name="ro1">
          <table:table-cell office:value-type="float" office:value="176.924103">
            <text:p>176,92410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0615">
            <text:p>0,010615</text:p>
          </table:table-cell>
          <table:table-cell office:value-type="float" office:value="-0.714118">
            <text:p>-0,714118</text:p>
          </table:table-cell>
          <table:table-cell table:number-columns-repeated="1019"/>
        </table:table-row>
        <table:table-row table:style-name="ro1">
          <table:table-cell office:value-type="float" office:value="176.924103">
            <text:p>176,924103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10615">
            <text:p>0,010615</text:p>
          </table:table-cell>
          <table:table-cell office:value-type="float" office:value="-0.733235">
            <text:p>-0,733235</text:p>
          </table:table-cell>
          <table:table-cell table:number-columns-repeated="1019"/>
        </table:table-row>
        <table:table-row table:style-name="ro1">
          <table:table-cell office:value-type="float" office:value="176.924103">
            <text:p>176,924103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10615">
            <text:p>0,010615</text:p>
          </table:table-cell>
          <table:table-cell office:value-type="float" office:value="-0.733235">
            <text:p>-0,733235</text:p>
          </table:table-cell>
          <table:table-cell table:number-columns-repeated="1019"/>
        </table:table-row>
        <table:table-row table:style-name="ro1">
          <table:table-cell office:value-type="float" office:value="197.738708">
            <text:p>197,73870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11864">
            <text:p>0,011864</text:p>
          </table:table-cell>
          <table:table-cell office:value-type="float" office:value="-0.752353">
            <text:p>-0,752353</text:p>
          </table:table-cell>
          <table:table-cell table:number-columns-repeated="1019"/>
        </table:table-row>
        <table:table-row table:style-name="ro1">
          <table:table-cell office:value-type="float" office:value="197.738708">
            <text:p>197,7387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1864">
            <text:p>0,011864</text:p>
          </table:table-cell>
          <table:table-cell office:value-type="float" office:value="-0.752353">
            <text:p>-0,752353</text:p>
          </table:table-cell>
          <table:table-cell table:number-columns-repeated="1019"/>
        </table:table-row>
        <table:table-row table:style-name="ro1">
          <table:table-cell office:value-type="float" office:value="208.145996">
            <text:p>208,14599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2489">
            <text:p>0,012489</text:p>
          </table:table-cell>
          <table:table-cell office:value-type="float" office:value="-0.771176">
            <text:p>-0,771176</text:p>
          </table:table-cell>
          <table:table-cell table:number-columns-repeated="1019"/>
        </table:table-row>
        <table:table-row table:style-name="ro1">
          <table:table-cell office:value-type="float" office:value="208.145996">
            <text:p>208,14599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2489">
            <text:p>0,012489</text:p>
          </table:table-cell>
          <table:table-cell office:value-type="float" office:value="-0.771176">
            <text:p>-0,771176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4987">
            <text:p>0,014987</text:p>
          </table:table-cell>
          <table:table-cell office:value-type="float" office:value="-0.79">
            <text:p>-0,79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14987">
            <text:p>0,014987</text:p>
          </table:table-cell>
          <table:table-cell office:value-type="float" office:value="-0.79">
            <text:p>-0,79</text:p>
          </table:table-cell>
          <table:table-cell table:number-columns-repeated="1019"/>
        </table:table-row>
        <table:table-row table:style-name="ro1">
          <table:table-cell office:value-type="float" office:value="228.960602">
            <text:p>228,96060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13738">
            <text:p>0,013738</text:p>
          </table:table-cell>
          <table:table-cell office:value-type="float" office:value="-0.809412">
            <text:p>-0,809412</text:p>
          </table:table-cell>
          <table:table-cell table:number-columns-repeated="1019"/>
        </table:table-row>
        <table:table-row table:style-name="ro1">
          <table:table-cell office:value-type="float" office:value="228.960602">
            <text:p>228,96060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13738">
            <text:p>0,013738</text:p>
          </table:table-cell>
          <table:table-cell office:value-type="float" office:value="-0.809412">
            <text:p>-0,809412</text:p>
          </table:table-cell>
          <table:table-cell table:number-columns-repeated="1019"/>
        </table:table-row>
        <table:table-row table:style-name="ro1">
          <table:table-cell office:value-type="float" office:value="208.145996">
            <text:p>208,14599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12489">
            <text:p>0,012489</text:p>
          </table:table-cell>
          <table:table-cell office:value-type="float" office:value="-0.828529">
            <text:p>-0,828529</text:p>
          </table:table-cell>
          <table:table-cell table:number-columns-repeated="1019"/>
        </table:table-row>
        <table:table-row table:style-name="ro1">
          <table:table-cell office:value-type="float" office:value="208.145996">
            <text:p>208,1459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2489">
            <text:p>0,012489</text:p>
          </table:table-cell>
          <table:table-cell office:value-type="float" office:value="-0.828529">
            <text:p>-0,828529</text:p>
          </table:table-cell>
          <table:table-cell table:number-columns-repeated="1019"/>
        </table:table-row>
        <table:table-row table:style-name="ro1">
          <table:table-cell office:value-type="float" office:value="239.367905">
            <text:p>239,36790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4362">
            <text:p>0,014362</text:p>
          </table:table-cell>
          <table:table-cell office:value-type="float" office:value="-0.847353">
            <text:p>-0,847353</text:p>
          </table:table-cell>
          <table:table-cell table:number-columns-repeated="1019"/>
        </table:table-row>
        <table:table-row table:style-name="ro1">
          <table:table-cell office:value-type="float" office:value="239.367905">
            <text:p>239,36790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4362">
            <text:p>0,014362</text:p>
          </table:table-cell>
          <table:table-cell office:value-type="float" office:value="-0.847353">
            <text:p>-0,847353</text:p>
          </table:table-cell>
          <table:table-cell table:number-columns-repeated="1019"/>
        </table:table-row>
        <table:table-row table:style-name="ro1">
          <table:table-cell office:value-type="float" office:value="270.589813">
            <text:p>270,589813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16235">
            <text:p>0,016235</text:p>
          </table:table-cell>
          <table:table-cell office:value-type="float" office:value="-0.867059">
            <text:p>-0,867059</text:p>
          </table:table-cell>
          <table:table-cell table:number-columns-repeated="1019"/>
        </table:table-row>
        <table:table-row table:style-name="ro1">
          <table:table-cell office:value-type="float" office:value="270.589813">
            <text:p>270,58981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0.867059">
            <text:p>-0,867059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686">
            <text:p>0,01686</text:p>
          </table:table-cell>
          <table:table-cell office:value-type="float" office:value="-0.887647">
            <text:p>-0,887647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1686">
            <text:p>0,01686</text:p>
          </table:table-cell>
          <table:table-cell office:value-type="float" office:value="-0.887647">
            <text:p>-0,887647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7484">
            <text:p>0,017484</text:p>
          </table:table-cell>
          <table:table-cell office:value-type="float" office:value="-0.907353">
            <text:p>-0,907353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17484">
            <text:p>0,017484</text:p>
          </table:table-cell>
          <table:table-cell office:value-type="float" office:value="-0.907353">
            <text:p>-0,907353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17484">
            <text:p>0,017484</text:p>
          </table:table-cell>
          <table:table-cell office:value-type="float" office:value="-0.927059">
            <text:p>-0,927059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17484">
            <text:p>0,017484</text:p>
          </table:table-cell>
          <table:table-cell office:value-type="float" office:value="-0.927059">
            <text:p>-0,927059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17484">
            <text:p>0,017484</text:p>
          </table:table-cell>
          <table:table-cell office:value-type="float" office:value="-0.946471">
            <text:p>-0,946471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17484">
            <text:p>0,017484</text:p>
          </table:table-cell>
          <table:table-cell office:value-type="float" office:value="-0.946471">
            <text:p>-0,946471</text:p>
          </table:table-cell>
          <table:table-cell table:number-columns-repeated="1019"/>
        </table:table-row>
        <table:table-row table:style-name="ro1">
          <table:table-cell office:value-type="float" office:value="301.811707">
            <text:p>301,81170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8109">
            <text:p>0,018109</text:p>
          </table:table-cell>
          <table:table-cell office:value-type="float" office:value="-0.965882">
            <text:p>-0,965882</text:p>
          </table:table-cell>
          <table:table-cell table:number-columns-repeated="1019"/>
        </table:table-row>
        <table:table-row table:style-name="ro1">
          <table:table-cell office:value-type="float" office:value="301.811707">
            <text:p>301,811707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8109">
            <text:p>0,018109</text:p>
          </table:table-cell>
          <table:table-cell office:value-type="float" office:value="-0.965882">
            <text:p>-0,965882</text:p>
          </table:table-cell>
          <table:table-cell table:number-columns-repeated="1019"/>
        </table:table-row>
        <table:table-row table:style-name="ro1">
          <table:table-cell office:value-type="float" office:value="322.626312">
            <text:p>322,62631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9358">
            <text:p>0,019358</text:p>
          </table:table-cell>
          <table:table-cell office:value-type="float" office:value="-0.987647">
            <text:p>-0,987647</text:p>
          </table:table-cell>
          <table:table-cell table:number-columns-repeated="1019"/>
        </table:table-row>
        <table:table-row table:style-name="ro1">
          <table:table-cell office:value-type="float" office:value="322.626312">
            <text:p>322,62631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9358">
            <text:p>0,019358</text:p>
          </table:table-cell>
          <table:table-cell office:value-type="float" office:value="-0.987647">
            <text:p>-0,987647</text:p>
          </table:table-cell>
          <table:table-cell table:number-columns-repeated="1019"/>
        </table:table-row>
        <table:table-row table:style-name="ro1">
          <table:table-cell office:value-type="float" office:value="353.848206">
            <text:p>353,84820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1231">
            <text:p>0,021231</text:p>
          </table:table-cell>
          <table:table-cell office:value-type="float" office:value="-1.007353">
            <text:p>-1,007353</text:p>
          </table:table-cell>
          <table:table-cell table:number-columns-repeated="1019"/>
        </table:table-row>
        <table:table-row table:style-name="ro1">
          <table:table-cell office:value-type="float" office:value="353.848206">
            <text:p>353,84820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1231">
            <text:p>0,021231</text:p>
          </table:table-cell>
          <table:table-cell office:value-type="float" office:value="-1.007353">
            <text:p>-1,007353</text:p>
          </table:table-cell>
          <table:table-cell table:number-columns-repeated="1019"/>
        </table:table-row>
        <table:table-row table:style-name="ro1">
          <table:table-cell office:value-type="float" office:value="353.848206">
            <text:p>353,84820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1231">
            <text:p>0,021231</text:p>
          </table:table-cell>
          <table:table-cell office:value-type="float" office:value="-1.027941">
            <text:p>-1,027941</text:p>
          </table:table-cell>
          <table:table-cell table:number-columns-repeated="1019"/>
        </table:table-row>
        <table:table-row table:style-name="ro1">
          <table:table-cell office:value-type="float" office:value="353.848206">
            <text:p>353,84820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1231">
            <text:p>0,021231</text:p>
          </table:table-cell>
          <table:table-cell office:value-type="float" office:value="-1.027941">
            <text:p>-1,027941</text:p>
          </table:table-cell>
          <table:table-cell table:number-columns-repeated="1019"/>
        </table:table-row>
        <table:table-row table:style-name="ro1">
          <table:table-cell office:value-type="float" office:value="385.070099">
            <text:p>385,07009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3104">
            <text:p>0,023104</text:p>
          </table:table-cell>
          <table:table-cell office:value-type="float" office:value="-1.046471">
            <text:p>-1,046471</text:p>
          </table:table-cell>
          <table:table-cell table:number-columns-repeated="1019"/>
        </table:table-row>
        <table:table-row table:style-name="ro1">
          <table:table-cell office:value-type="float" office:value="385.070099">
            <text:p>385,07009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1.046471">
            <text:p>-1,046471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1.066471">
            <text:p>-1,066471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248">
            <text:p>0,02248</text:p>
          </table:table-cell>
          <table:table-cell office:value-type="float" office:value="-1.066471">
            <text:p>-1,066471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2248">
            <text:p>0,02248</text:p>
          </table:table-cell>
          <table:table-cell office:value-type="float" office:value="-1.086177">
            <text:p>-1,086177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1.086177">
            <text:p>-1,086177</text:p>
          </table:table-cell>
          <table:table-cell table:number-columns-repeated="1019"/>
        </table:table-row>
        <table:table-row table:style-name="ro1">
          <table:table-cell office:value-type="float" office:value="395.477417">
            <text:p>395,47741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23729">
            <text:p>0,023729</text:p>
          </table:table-cell>
          <table:table-cell office:value-type="float" office:value="-1.106176">
            <text:p>-1,106176</text:p>
          </table:table-cell>
          <table:table-cell table:number-columns-repeated="1019"/>
        </table:table-row>
        <table:table-row table:style-name="ro1">
          <table:table-cell office:value-type="float" office:value="395.477417">
            <text:p>395,47741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23729">
            <text:p>0,023729</text:p>
          </table:table-cell>
          <table:table-cell office:value-type="float" office:value="-1.106176">
            <text:p>-1,106176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24353">
            <text:p>0,024353</text:p>
          </table:table-cell>
          <table:table-cell office:value-type="float" office:value="-1.124706">
            <text:p>-1,124706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4353">
            <text:p>0,024353</text:p>
          </table:table-cell>
          <table:table-cell office:value-type="float" office:value="-1.143235">
            <text:p>-1,143235</text:p>
          </table:table-cell>
          <table:table-cell table:number-columns-repeated="1019"/>
        </table:table-row>
        <table:table-row table:style-name="ro1">
          <table:table-cell office:value-type="float" office:value="385.070099">
            <text:p>385,07009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1.143235">
            <text:p>-1,143235</text:p>
          </table:table-cell>
          <table:table-cell table:number-columns-repeated="1019"/>
        </table:table-row>
        <table:table-row table:style-name="ro1">
          <table:table-cell office:value-type="float" office:value="385.070099">
            <text:p>385,07009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3104">
            <text:p>0,023104</text:p>
          </table:table-cell>
          <table:table-cell office:value-type="float" office:value="-1.162941">
            <text:p>-1,162941</text:p>
          </table:table-cell>
          <table:table-cell table:number-columns-repeated="1019"/>
        </table:table-row>
        <table:table-row table:style-name="ro1">
          <table:table-cell office:value-type="float" office:value="426.69931">
            <text:p>426,6993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25602">
            <text:p>0,025602</text:p>
          </table:table-cell>
          <table:table-cell office:value-type="float" office:value="-1.162941">
            <text:p>-1,162941</text:p>
          </table:table-cell>
          <table:table-cell table:number-columns-repeated="1019"/>
        </table:table-row>
        <table:table-row table:style-name="ro1">
          <table:table-cell office:value-type="float" office:value="447.513916">
            <text:p>447,51391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6851">
            <text:p>0,026851</text:p>
          </table:table-cell>
          <table:table-cell office:value-type="float" office:value="-1.182059">
            <text:p>-1,182059</text:p>
          </table:table-cell>
          <table:table-cell table:number-columns-repeated="1019"/>
        </table:table-row>
        <table:table-row table:style-name="ro1">
          <table:table-cell office:value-type="float" office:value="447.513916">
            <text:p>447,513916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26851">
            <text:p>0,026851</text:p>
          </table:table-cell>
          <table:table-cell office:value-type="float" office:value="-1.182059">
            <text:p>-1,182059</text:p>
          </table:table-cell>
          <table:table-cell table:number-columns-repeated="1019"/>
        </table:table-row>
        <table:table-row table:style-name="ro1">
          <table:table-cell office:value-type="float" office:value="447.513916">
            <text:p>447,51391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1.201177">
            <text:p>-1,201177</text:p>
          </table:table-cell>
          <table:table-cell table:number-columns-repeated="1019"/>
        </table:table-row>
        <table:table-row table:style-name="ro1">
          <table:table-cell office:value-type="float" office:value="447.513916">
            <text:p>447,51391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6851">
            <text:p>0,026851</text:p>
          </table:table-cell>
          <table:table-cell office:value-type="float" office:value="-1.201177">
            <text:p>-1,201177</text:p>
          </table:table-cell>
          <table:table-cell table:number-columns-repeated="1019"/>
        </table:table-row>
        <table:table-row table:style-name="ro1">
          <table:table-cell office:value-type="float" office:value="457.921204">
            <text:p>457,92120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7475">
            <text:p>0,027475</text:p>
          </table:table-cell>
          <table:table-cell office:value-type="float" office:value="-1.220294">
            <text:p>-1,220294</text:p>
          </table:table-cell>
          <table:table-cell table:number-columns-repeated="1019"/>
        </table:table-row>
        <table:table-row table:style-name="ro1">
          <table:table-cell office:value-type="float" office:value="457.921204">
            <text:p>457,92120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7475">
            <text:p>0,027475</text:p>
          </table:table-cell>
          <table:table-cell office:value-type="float" office:value="-1.220294">
            <text:p>-1,220294</text:p>
          </table:table-cell>
          <table:table-cell table:number-columns-repeated="1019"/>
        </table:table-row>
        <table:table-row table:style-name="ro1">
          <table:table-cell office:value-type="float" office:value="457.921204">
            <text:p>457,92120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7475">
            <text:p>0,027475</text:p>
          </table:table-cell>
          <table:table-cell office:value-type="float" office:value="-1.239118">
            <text:p>-1,239118</text:p>
          </table:table-cell>
          <table:table-cell table:number-columns-repeated="1019"/>
        </table:table-row>
        <table:table-row table:style-name="ro1">
          <table:table-cell office:value-type="float" office:value="457.921204">
            <text:p>457,92120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7475">
            <text:p>0,027475</text:p>
          </table:table-cell>
          <table:table-cell office:value-type="float" office:value="-1.239118">
            <text:p>-1,239118</text:p>
          </table:table-cell>
          <table:table-cell table:number-columns-repeated="1019"/>
        </table:table-row>
        <table:table-row table:style-name="ro1">
          <table:table-cell office:value-type="float" office:value="489.143097">
            <text:p>489,14309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9349">
            <text:p>0,029349</text:p>
          </table:table-cell>
          <table:table-cell office:value-type="float" office:value="-1.258529">
            <text:p>-1,258529</text:p>
          </table:table-cell>
          <table:table-cell table:number-columns-repeated="1019"/>
        </table:table-row>
        <table:table-row table:style-name="ro1">
          <table:table-cell office:value-type="float" office:value="489.143097">
            <text:p>489,1430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9349">
            <text:p>0,029349</text:p>
          </table:table-cell>
          <table:table-cell office:value-type="float" office:value="-1.258529">
            <text:p>-1,258529</text:p>
          </table:table-cell>
          <table:table-cell table:number-columns-repeated="1019"/>
        </table:table-row>
        <table:table-row table:style-name="ro1">
          <table:table-cell office:value-type="float" office:value="478.735809">
            <text:p>478,73580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8724">
            <text:p>0,028724</text:p>
          </table:table-cell>
          <table:table-cell office:value-type="float" office:value="-1.277647">
            <text:p>-1,277647</text:p>
          </table:table-cell>
          <table:table-cell table:number-columns-repeated="1019"/>
        </table:table-row>
        <table:table-row table:style-name="ro1">
          <table:table-cell office:value-type="float" office:value="478.735809">
            <text:p>478,73580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28724">
            <text:p>0,028724</text:p>
          </table:table-cell>
          <table:table-cell office:value-type="float" office:value="-1.277647">
            <text:p>-1,277647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29973">
            <text:p>0,029973</text:p>
          </table:table-cell>
          <table:table-cell office:value-type="float" office:value="-1.296176">
            <text:p>-1,296176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9973">
            <text:p>0,029973</text:p>
          </table:table-cell>
          <table:table-cell office:value-type="float" office:value="-1.296176">
            <text:p>-1,296176</text:p>
          </table:table-cell>
          <table:table-cell table:number-columns-repeated="1019"/>
        </table:table-row>
        <table:table-row table:style-name="ro1">
          <table:table-cell office:value-type="float" office:value="509.957703">
            <text:p>509,9577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1.316471">
            <text:p>-1,316471</text:p>
          </table:table-cell>
          <table:table-cell table:number-columns-repeated="1019"/>
        </table:table-row>
        <table:table-row table:style-name="ro1">
          <table:table-cell office:value-type="float" office:value="509.957703">
            <text:p>509,957703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30597">
            <text:p>0,030597</text:p>
          </table:table-cell>
          <table:table-cell office:value-type="float" office:value="-1.316471">
            <text:p>-1,316471</text:p>
          </table:table-cell>
          <table:table-cell table:number-columns-repeated="1019"/>
        </table:table-row>
        <table:table-row table:style-name="ro1">
          <table:table-cell office:value-type="float" office:value="509.957703">
            <text:p>509,957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1.337353">
            <text:p>-1,337353</text:p>
          </table:table-cell>
          <table:table-cell table:number-columns-repeated="1019"/>
        </table:table-row>
        <table:table-row table:style-name="ro1">
          <table:table-cell office:value-type="float" office:value="509.957703">
            <text:p>509,9577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1.337353">
            <text:p>-1,337353</text:p>
          </table:table-cell>
          <table:table-cell table:number-columns-repeated="1019"/>
        </table:table-row>
        <table:table-row table:style-name="ro1">
          <table:table-cell office:value-type="float" office:value="509.957703">
            <text:p>509,9577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1.356471">
            <text:p>-1,356471</text:p>
          </table:table-cell>
          <table:table-cell table:number-columns-repeated="1019"/>
        </table:table-row>
        <table:table-row table:style-name="ro1">
          <table:table-cell office:value-type="float" office:value="509.957703">
            <text:p>509,95770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0597">
            <text:p>0,030597</text:p>
          </table:table-cell>
          <table:table-cell office:value-type="float" office:value="-1.356471">
            <text:p>-1,356471</text:p>
          </table:table-cell>
          <table:table-cell table:number-columns-repeated="1019"/>
        </table:table-row>
        <table:table-row table:style-name="ro1">
          <table:table-cell office:value-type="float" office:value="551.586914">
            <text:p>551,58691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3095">
            <text:p>0,033095</text:p>
          </table:table-cell>
          <table:table-cell office:value-type="float" office:value="-1.376176">
            <text:p>-1,376176</text:p>
          </table:table-cell>
          <table:table-cell table:number-columns-repeated="1019"/>
        </table:table-row>
        <table:table-row table:style-name="ro1">
          <table:table-cell office:value-type="float" office:value="551.586914">
            <text:p>551,58691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3095">
            <text:p>0,033095</text:p>
          </table:table-cell>
          <table:table-cell office:value-type="float" office:value="-1.376176">
            <text:p>-1,376176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372">
            <text:p>0,03372</text:p>
          </table:table-cell>
          <table:table-cell office:value-type="float" office:value="-1.395882">
            <text:p>-1,395882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72">
            <text:p>0,03372</text:p>
          </table:table-cell>
          <table:table-cell office:value-type="float" office:value="-1.395882">
            <text:p>-1,395882</text:p>
          </table:table-cell>
          <table:table-cell table:number-columns-repeated="1019"/>
        </table:table-row>
        <table:table-row table:style-name="ro1">
          <table:table-cell office:value-type="float" office:value="572.401489">
            <text:p>572,40148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4344">
            <text:p>0,034344</text:p>
          </table:table-cell>
          <table:table-cell office:value-type="float" office:value="-1.416176">
            <text:p>-1,416176</text:p>
          </table:table-cell>
          <table:table-cell table:number-columns-repeated="1019"/>
        </table:table-row>
        <table:table-row table:style-name="ro1">
          <table:table-cell office:value-type="float" office:value="572.401489">
            <text:p>572,40148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4344">
            <text:p>0,034344</text:p>
          </table:table-cell>
          <table:table-cell office:value-type="float" office:value="-1.416176">
            <text:p>-1,416176</text:p>
          </table:table-cell>
          <table:table-cell table:number-columns-repeated="1019"/>
        </table:table-row>
        <table:table-row table:style-name="ro1">
          <table:table-cell office:value-type="float" office:value="572.401489">
            <text:p>572,40148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4344">
            <text:p>0,034344</text:p>
          </table:table-cell>
          <table:table-cell office:value-type="float" office:value="-1.436471">
            <text:p>-1,436471</text:p>
          </table:table-cell>
          <table:table-cell table:number-columns-repeated="1019"/>
        </table:table-row>
        <table:table-row table:style-name="ro1">
          <table:table-cell office:value-type="float" office:value="572.401489">
            <text:p>572,40148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4344">
            <text:p>0,034344</text:p>
          </table:table-cell>
          <table:table-cell office:value-type="float" office:value="-1.436471">
            <text:p>-1,436471</text:p>
          </table:table-cell>
          <table:table-cell table:number-columns-repeated="1019"/>
        </table:table-row>
        <table:table-row table:style-name="ro1">
          <table:table-cell office:value-type="float" office:value="582.808777">
            <text:p>582,80877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1.454706">
            <text:p>-1,454706</text:p>
          </table:table-cell>
          <table:table-cell table:number-columns-repeated="1019"/>
        </table:table-row>
        <table:table-row table:style-name="ro1">
          <table:table-cell office:value-type="float" office:value="582.808777">
            <text:p>582,80877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1.454706">
            <text:p>-1,454706</text:p>
          </table:table-cell>
          <table:table-cell table:number-columns-repeated="1019"/>
        </table:table-row>
        <table:table-row table:style-name="ro1">
          <table:table-cell office:value-type="float" office:value="582.808777">
            <text:p>582,80877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1.473824">
            <text:p>-1,473824</text:p>
          </table:table-cell>
          <table:table-cell table:number-columns-repeated="1019"/>
        </table:table-row>
        <table:table-row table:style-name="ro1">
          <table:table-cell office:value-type="float" office:value="582.808777">
            <text:p>582,80877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1.492941">
            <text:p>-1,492941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5593">
            <text:p>0,035593</text:p>
          </table:table-cell>
          <table:table-cell office:value-type="float" office:value="-1.492941">
            <text:p>-1,492941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5593">
            <text:p>0,035593</text:p>
          </table:table-cell>
          <table:table-cell office:value-type="float" office:value="-1.512059">
            <text:p>-1,512059</text:p>
          </table:table-cell>
          <table:table-cell table:number-columns-repeated="1019"/>
        </table:table-row>
        <table:table-row table:style-name="ro1">
          <table:table-cell office:value-type="float" office:value="582.808777">
            <text:p>582,808777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34969">
            <text:p>0,034969</text:p>
          </table:table-cell>
          <table:table-cell office:value-type="float" office:value="-1.512059">
            <text:p>-1,512059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7466">
            <text:p>0,037466</text:p>
          </table:table-cell>
          <table:table-cell office:value-type="float" office:value="-1.531471">
            <text:p>-1,531471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7466">
            <text:p>0,037466</text:p>
          </table:table-cell>
          <table:table-cell office:value-type="float" office:value="-1.531471">
            <text:p>-1,531471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37466">
            <text:p>0,037466</text:p>
          </table:table-cell>
          <table:table-cell office:value-type="float" office:value="-1.550294">
            <text:p>-1,550294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37466">
            <text:p>0,037466</text:p>
          </table:table-cell>
          <table:table-cell office:value-type="float" office:value="-1.550294">
            <text:p>-1,550294</text:p>
          </table:table-cell>
          <table:table-cell table:number-columns-repeated="1019"/>
        </table:table-row>
        <table:table-row table:style-name="ro1">
          <table:table-cell office:value-type="float" office:value="634.845276">
            <text:p>634,84527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38091">
            <text:p>0,038091</text:p>
          </table:table-cell>
          <table:table-cell office:value-type="float" office:value="-1.569706">
            <text:p>-1,569706</text:p>
          </table:table-cell>
          <table:table-cell table:number-columns-repeated="1019"/>
        </table:table-row>
        <table:table-row table:style-name="ro1">
          <table:table-cell office:value-type="float" office:value="634.845276">
            <text:p>634,84527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38091">
            <text:p>0,038091</text:p>
          </table:table-cell>
          <table:table-cell office:value-type="float" office:value="-1.569706">
            <text:p>-1,569706</text:p>
          </table:table-cell>
          <table:table-cell table:number-columns-repeated="1019"/>
        </table:table-row>
        <table:table-row table:style-name="ro1">
          <table:table-cell office:value-type="float" office:value="634.845276">
            <text:p>634,845276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38091">
            <text:p>0,038091</text:p>
          </table:table-cell>
          <table:table-cell office:value-type="float" office:value="-1.589118">
            <text:p>-1,589118</text:p>
          </table:table-cell>
          <table:table-cell table:number-columns-repeated="1019"/>
        </table:table-row>
        <table:table-row table:style-name="ro1">
          <table:table-cell office:value-type="float" office:value="634.845276">
            <text:p>634,84527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8091">
            <text:p>0,038091</text:p>
          </table:table-cell>
          <table:table-cell office:value-type="float" office:value="-1.589118">
            <text:p>-1,589118</text:p>
          </table:table-cell>
          <table:table-cell table:number-columns-repeated="1019"/>
        </table:table-row>
        <table:table-row table:style-name="ro1">
          <table:table-cell office:value-type="float" office:value="655.659912">
            <text:p>655,65991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934">
            <text:p>0,03934</text:p>
          </table:table-cell>
          <table:table-cell office:value-type="float" office:value="-1.607353">
            <text:p>-1,607353</text:p>
          </table:table-cell>
          <table:table-cell table:number-columns-repeated="1019"/>
        </table:table-row>
        <table:table-row table:style-name="ro1">
          <table:table-cell office:value-type="float" office:value="655.659912">
            <text:p>655,65991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934">
            <text:p>0,03934</text:p>
          </table:table-cell>
          <table:table-cell office:value-type="float" office:value="-1.607353">
            <text:p>-1,607353</text:p>
          </table:table-cell>
          <table:table-cell table:number-columns-repeated="1019"/>
        </table:table-row>
        <table:table-row table:style-name="ro1">
          <table:table-cell office:value-type="float" office:value="676.474487">
            <text:p>676,47448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0588">
            <text:p>0,040588</text:p>
          </table:table-cell>
          <table:table-cell office:value-type="float" office:value="-1.626471">
            <text:p>-1,626471</text:p>
          </table:table-cell>
          <table:table-cell table:number-columns-repeated="1019"/>
        </table:table-row>
        <table:table-row table:style-name="ro1">
          <table:table-cell office:value-type="float" office:value="676.474487">
            <text:p>676,47448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0588">
            <text:p>0,040588</text:p>
          </table:table-cell>
          <table:table-cell office:value-type="float" office:value="-1.626471">
            <text:p>-1,626471</text:p>
          </table:table-cell>
          <table:table-cell table:number-columns-repeated="1019"/>
        </table:table-row>
        <table:table-row table:style-name="ro1">
          <table:table-cell office:value-type="float" office:value="666.0672">
            <text:p>666,067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9964">
            <text:p>0,039964</text:p>
          </table:table-cell>
          <table:table-cell office:value-type="float" office:value="-1.645588">
            <text:p>-1,645588</text:p>
          </table:table-cell>
          <table:table-cell table:number-columns-repeated="1019"/>
        </table:table-row>
        <table:table-row table:style-name="ro1">
          <table:table-cell office:value-type="float" office:value="666.0672">
            <text:p>666,067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9964">
            <text:p>0,039964</text:p>
          </table:table-cell>
          <table:table-cell office:value-type="float" office:value="-1.645588">
            <text:p>-1,645588</text:p>
          </table:table-cell>
          <table:table-cell table:number-columns-repeated="1019"/>
        </table:table-row>
        <table:table-row table:style-name="ro1">
          <table:table-cell office:value-type="float" office:value="697.289124">
            <text:p>697,28912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1.666176">
            <text:p>-1,666176</text:p>
          </table:table-cell>
          <table:table-cell table:number-columns-repeated="1019"/>
        </table:table-row>
        <table:table-row table:style-name="ro1">
          <table:table-cell office:value-type="float" office:value="697.289124">
            <text:p>697,28912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1.666176">
            <text:p>-1,666176</text:p>
          </table:table-cell>
          <table:table-cell table:number-columns-repeated="1019"/>
        </table:table-row>
        <table:table-row table:style-name="ro1">
          <table:table-cell office:value-type="float" office:value="697.289124">
            <text:p>697,28912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1.686176">
            <text:p>-1,686176</text:p>
          </table:table-cell>
          <table:table-cell table:number-columns-repeated="1019"/>
        </table:table-row>
        <table:table-row table:style-name="ro1">
          <table:table-cell office:value-type="float" office:value="697.289124">
            <text:p>697,28912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1.686176">
            <text:p>-1,686176</text:p>
          </table:table-cell>
          <table:table-cell table:number-columns-repeated="1019"/>
        </table:table-row>
        <table:table-row table:style-name="ro1">
          <table:table-cell office:value-type="float" office:value="697.289124">
            <text:p>697,28912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1.705588">
            <text:p>-1,705588</text:p>
          </table:table-cell>
          <table:table-cell table:number-columns-repeated="1019"/>
        </table:table-row>
        <table:table-row table:style-name="ro1">
          <table:table-cell office:value-type="float" office:value="697.289124">
            <text:p>697,28912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1.705588">
            <text:p>-1,705588</text:p>
          </table:table-cell>
          <table:table-cell table:number-columns-repeated="1019"/>
        </table:table-row>
        <table:table-row table:style-name="ro1">
          <table:table-cell office:value-type="float" office:value="728.510986">
            <text:p>728,51098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3711">
            <text:p>0,043711</text:p>
          </table:table-cell>
          <table:table-cell office:value-type="float" office:value="-1.724118">
            <text:p>-1,724118</text:p>
          </table:table-cell>
          <table:table-cell table:number-columns-repeated="1019"/>
        </table:table-row>
        <table:table-row table:style-name="ro1">
          <table:table-cell office:value-type="float" office:value="728.510986">
            <text:p>728,51098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3711">
            <text:p>0,043711</text:p>
          </table:table-cell>
          <table:table-cell office:value-type="float" office:value="-1.743235">
            <text:p>-1,743235</text:p>
          </table:table-cell>
          <table:table-cell table:number-columns-repeated="1019"/>
        </table:table-row>
        <table:table-row table:style-name="ro1">
          <table:table-cell office:value-type="float" office:value="738.918335">
            <text:p>738,91833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4335">
            <text:p>0,044335</text:p>
          </table:table-cell>
          <table:table-cell office:value-type="float" office:value="-1.743235">
            <text:p>-1,743235</text:p>
          </table:table-cell>
          <table:table-cell table:number-columns-repeated="1019"/>
        </table:table-row>
        <table:table-row table:style-name="ro1">
          <table:table-cell office:value-type="float" office:value="738.918335">
            <text:p>738,918335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044335">
            <text:p>0,044335</text:p>
          </table:table-cell>
          <table:table-cell office:value-type="float" office:value="-1.762059">
            <text:p>-1,762059</text:p>
          </table:table-cell>
          <table:table-cell table:number-columns-repeated="1019"/>
        </table:table-row>
        <table:table-row table:style-name="ro1">
          <table:table-cell office:value-type="float" office:value="738.918335">
            <text:p>738,91833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4335">
            <text:p>0,044335</text:p>
          </table:table-cell>
          <table:table-cell office:value-type="float" office:value="-1.762059">
            <text:p>-1,762059</text:p>
          </table:table-cell>
          <table:table-cell table:number-columns-repeated="1019"/>
        </table:table-row>
        <table:table-row table:style-name="ro1">
          <table:table-cell office:value-type="float" office:value="759.73291">
            <text:p>759,7329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1.781176">
            <text:p>-1,781176</text:p>
          </table:table-cell>
          <table:table-cell table:number-columns-repeated="1019"/>
        </table:table-row>
        <table:table-row table:style-name="ro1">
          <table:table-cell office:value-type="float" office:value="759.73291">
            <text:p>759,7329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1.781176">
            <text:p>-1,781176</text:p>
          </table:table-cell>
          <table:table-cell table:number-columns-repeated="1019"/>
        </table:table-row>
        <table:table-row table:style-name="ro1">
          <table:table-cell office:value-type="float" office:value="759.73291">
            <text:p>759,7329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1.800294">
            <text:p>-1,800294</text:p>
          </table:table-cell>
          <table:table-cell table:number-columns-repeated="1019"/>
        </table:table-row>
        <table:table-row table:style-name="ro1">
          <table:table-cell office:value-type="float" office:value="759.73291">
            <text:p>759,7329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5584">
            <text:p>0,045584</text:p>
          </table:table-cell>
          <table:table-cell office:value-type="float" office:value="-1.800294">
            <text:p>-1,800294</text:p>
          </table:table-cell>
          <table:table-cell table:number-columns-repeated="1019"/>
        </table:table-row>
        <table:table-row table:style-name="ro1">
          <table:table-cell office:value-type="float" office:value="790.954834">
            <text:p>790,95483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47457">
            <text:p>0,047457</text:p>
          </table:table-cell>
          <table:table-cell office:value-type="float" office:value="-1.82">
            <text:p>-1,82</text:p>
          </table:table-cell>
          <table:table-cell table:number-columns-repeated="1019"/>
        </table:table-row>
        <table:table-row table:style-name="ro1">
          <table:table-cell office:value-type="float" office:value="790.954834">
            <text:p>790,95483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47457">
            <text:p>0,047457</text:p>
          </table:table-cell>
          <table:table-cell office:value-type="float" office:value="-1.82">
            <text:p>-1,82</text:p>
          </table:table-cell>
          <table:table-cell table:number-columns-repeated="1019"/>
        </table:table-row>
        <table:table-row table:style-name="ro1">
          <table:table-cell office:value-type="float" office:value="790.954834">
            <text:p>790,95483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7457">
            <text:p>0,047457</text:p>
          </table:table-cell>
          <table:table-cell office:value-type="float" office:value="-1.838529">
            <text:p>-1,838529</text:p>
          </table:table-cell>
          <table:table-cell table:number-columns-repeated="1019"/>
        </table:table-row>
        <table:table-row table:style-name="ro1">
          <table:table-cell office:value-type="float" office:value="790.954834">
            <text:p>790,95483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1.838529">
            <text:p>-1,838529</text:p>
          </table:table-cell>
          <table:table-cell table:number-columns-repeated="1019"/>
        </table:table-row>
        <table:table-row table:style-name="ro1">
          <table:table-cell office:value-type="float" office:value="770.140198">
            <text:p>770,14019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6208">
            <text:p>0,046208</text:p>
          </table:table-cell>
          <table:table-cell office:value-type="float" office:value="-1.858235">
            <text:p>-1,858235</text:p>
          </table:table-cell>
          <table:table-cell table:number-columns-repeated="1019"/>
        </table:table-row>
        <table:table-row table:style-name="ro1">
          <table:table-cell office:value-type="float" office:value="770.140198">
            <text:p>770,14019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6208">
            <text:p>0,046208</text:p>
          </table:table-cell>
          <table:table-cell office:value-type="float" office:value="-1.858235">
            <text:p>-1,858235</text:p>
          </table:table-cell>
          <table:table-cell table:number-columns-repeated="1019"/>
        </table:table-row>
        <table:table-row table:style-name="ro1">
          <table:table-cell office:value-type="float" office:value="770.140198">
            <text:p>770,14019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6208">
            <text:p>0,046208</text:p>
          </table:table-cell>
          <table:table-cell office:value-type="float" office:value="-1.876765">
            <text:p>-1,876765</text:p>
          </table:table-cell>
          <table:table-cell table:number-columns-repeated="1019"/>
        </table:table-row>
        <table:table-row table:style-name="ro1">
          <table:table-cell office:value-type="float" office:value="770.140198">
            <text:p>770,14019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6208">
            <text:p>0,046208</text:p>
          </table:table-cell>
          <table:table-cell office:value-type="float" office:value="-1.876765">
            <text:p>-1,876765</text:p>
          </table:table-cell>
          <table:table-cell table:number-columns-repeated="1019"/>
        </table:table-row>
        <table:table-row table:style-name="ro1">
          <table:table-cell office:value-type="float" office:value="790.954834">
            <text:p>790,95483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1.896176">
            <text:p>-1,896176</text:p>
          </table:table-cell>
          <table:table-cell table:number-columns-repeated="1019"/>
        </table:table-row>
        <table:table-row table:style-name="ro1">
          <table:table-cell office:value-type="float" office:value="790.954834">
            <text:p>790,954834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47457">
            <text:p>0,047457</text:p>
          </table:table-cell>
          <table:table-cell office:value-type="float" office:value="-1.896176">
            <text:p>-1,896176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8706">
            <text:p>0,048706</text:p>
          </table:table-cell>
          <table:table-cell office:value-type="float" office:value="-1.916176">
            <text:p>-1,916176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48706">
            <text:p>0,048706</text:p>
          </table:table-cell>
          <table:table-cell office:value-type="float" office:value="-1.916176">
            <text:p>-1,916176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8706">
            <text:p>0,048706</text:p>
          </table:table-cell>
          <table:table-cell office:value-type="float" office:value="-1.938235">
            <text:p>-1,938235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8706">
            <text:p>0,048706</text:p>
          </table:table-cell>
          <table:table-cell office:value-type="float" office:value="-1.938235">
            <text:p>-1,938235</text:p>
          </table:table-cell>
          <table:table-cell table:number-columns-repeated="1019"/>
        </table:table-row>
        <table:table-row table:style-name="ro1">
          <table:table-cell office:value-type="float" office:value="822.176697">
            <text:p>822,17669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9331">
            <text:p>0,049331</text:p>
          </table:table-cell>
          <table:table-cell office:value-type="float" office:value="-1.957353">
            <text:p>-1,957353</text:p>
          </table:table-cell>
          <table:table-cell table:number-columns-repeated="1019"/>
        </table:table-row>
        <table:table-row table:style-name="ro1">
          <table:table-cell office:value-type="float" office:value="822.176697">
            <text:p>822,17669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49331">
            <text:p>0,049331</text:p>
          </table:table-cell>
          <table:table-cell office:value-type="float" office:value="-1.957353">
            <text:p>-1,957353</text:p>
          </table:table-cell>
          <table:table-cell table:number-columns-repeated="1019"/>
        </table:table-row>
        <table:table-row table:style-name="ro1">
          <table:table-cell office:value-type="float" office:value="822.176697">
            <text:p>822,17669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9331">
            <text:p>0,049331</text:p>
          </table:table-cell>
          <table:table-cell office:value-type="float" office:value="-1.976765">
            <text:p>-1,976765</text:p>
          </table:table-cell>
          <table:table-cell table:number-columns-repeated="1019"/>
        </table:table-row>
        <table:table-row table:style-name="ro1">
          <table:table-cell office:value-type="float" office:value="822.176697">
            <text:p>822,17669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9331">
            <text:p>0,049331</text:p>
          </table:table-cell>
          <table:table-cell office:value-type="float" office:value="-1.976765">
            <text:p>-1,976765</text:p>
          </table:table-cell>
          <table:table-cell table:number-columns-repeated="1019"/>
        </table:table-row>
        <table:table-row table:style-name="ro1">
          <table:table-cell office:value-type="float" office:value="832.583984">
            <text:p>832,58398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49955">
            <text:p>0,049955</text:p>
          </table:table-cell>
          <table:table-cell office:value-type="float" office:value="-1.996176">
            <text:p>-1,996176</text:p>
          </table:table-cell>
          <table:table-cell table:number-columns-repeated="1019"/>
        </table:table-row>
        <table:table-row table:style-name="ro1">
          <table:table-cell office:value-type="float" office:value="832.583984">
            <text:p>832,58398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49955">
            <text:p>0,049955</text:p>
          </table:table-cell>
          <table:table-cell office:value-type="float" office:value="-1.996176">
            <text:p>-1,996176</text:p>
          </table:table-cell>
          <table:table-cell table:number-columns-repeated="1019"/>
        </table:table-row>
        <table:table-row table:style-name="ro1">
          <table:table-cell office:value-type="float" office:value="853.398621">
            <text:p>853,39862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1204">
            <text:p>0,051204</text:p>
          </table:table-cell>
          <table:table-cell office:value-type="float" office:value="-2.015882">
            <text:p>-2,015882</text:p>
          </table:table-cell>
          <table:table-cell table:number-columns-repeated="1019"/>
        </table:table-row>
        <table:table-row table:style-name="ro1">
          <table:table-cell office:value-type="float" office:value="853.398621">
            <text:p>853,39862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1204">
            <text:p>0,051204</text:p>
          </table:table-cell>
          <table:table-cell office:value-type="float" office:value="-2.015882">
            <text:p>-2,015882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0579">
            <text:p>0,050579</text:p>
          </table:table-cell>
          <table:table-cell office:value-type="float" office:value="-2.036471">
            <text:p>-2,036471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0579">
            <text:p>0,050579</text:p>
          </table:table-cell>
          <table:table-cell office:value-type="float" office:value="-2.036471">
            <text:p>-2,036471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2453">
            <text:p>0,052453</text:p>
          </table:table-cell>
          <table:table-cell office:value-type="float" office:value="-2.055882">
            <text:p>-2,055882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52453">
            <text:p>0,052453</text:p>
          </table:table-cell>
          <table:table-cell office:value-type="float" office:value="-2.055882">
            <text:p>-2,055882</text:p>
          </table:table-cell>
          <table:table-cell table:number-columns-repeated="1019"/>
        </table:table-row>
        <table:table-row table:style-name="ro1">
          <table:table-cell office:value-type="float" office:value="863.805908">
            <text:p>863,80590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1828">
            <text:p>0,051828</text:p>
          </table:table-cell>
          <table:table-cell office:value-type="float" office:value="-2.075588">
            <text:p>-2,075588</text:p>
          </table:table-cell>
          <table:table-cell table:number-columns-repeated="1019"/>
        </table:table-row>
        <table:table-row table:style-name="ro1">
          <table:table-cell office:value-type="float" office:value="863.805908">
            <text:p>863,80590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1828">
            <text:p>0,051828</text:p>
          </table:table-cell>
          <table:table-cell office:value-type="float" office:value="-2.075588">
            <text:p>-2,075588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2453">
            <text:p>0,052453</text:p>
          </table:table-cell>
          <table:table-cell office:value-type="float" office:value="-2.094412">
            <text:p>-2,094412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52453">
            <text:p>0,052453</text:p>
          </table:table-cell>
          <table:table-cell office:value-type="float" office:value="-2.094412">
            <text:p>-2,094412</text:p>
          </table:table-cell>
          <table:table-cell table:number-columns-repeated="1019"/>
        </table:table-row>
        <table:table-row table:style-name="ro1">
          <table:table-cell office:value-type="float" office:value="905.43512">
            <text:p>905,4351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4326">
            <text:p>0,054326</text:p>
          </table:table-cell>
          <table:table-cell office:value-type="float" office:value="-2.113529">
            <text:p>-2,113529</text:p>
          </table:table-cell>
          <table:table-cell table:number-columns-repeated="1019"/>
        </table:table-row>
        <table:table-row table:style-name="ro1">
          <table:table-cell office:value-type="float" office:value="905.43512">
            <text:p>905,4351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4326">
            <text:p>0,054326</text:p>
          </table:table-cell>
          <table:table-cell office:value-type="float" office:value="-2.132941">
            <text:p>-2,132941</text:p>
          </table:table-cell>
          <table:table-cell table:number-columns-repeated="1019"/>
        </table:table-row>
        <table:table-row table:style-name="ro1">
          <table:table-cell office:value-type="float" office:value="884.620483">
            <text:p>884,62048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3077">
            <text:p>0,053077</text:p>
          </table:table-cell>
          <table:table-cell office:value-type="float" office:value="-2.132941">
            <text:p>-2,132941</text:p>
          </table:table-cell>
          <table:table-cell table:number-columns-repeated="1019"/>
        </table:table-row>
        <table:table-row table:style-name="ro1">
          <table:table-cell office:value-type="float" office:value="884.620483">
            <text:p>884,62048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53077">
            <text:p>0,053077</text:p>
          </table:table-cell>
          <table:table-cell office:value-type="float" office:value="-2.151471">
            <text:p>-2,151471</text:p>
          </table:table-cell>
          <table:table-cell table:number-columns-repeated="1019"/>
        </table:table-row>
        <table:table-row table:style-name="ro1">
          <table:table-cell office:value-type="float" office:value="915.842407">
            <text:p>915,842407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54951">
            <text:p>0,054951</text:p>
          </table:table-cell>
          <table:table-cell office:value-type="float" office:value="-2.151471">
            <text:p>-2,151471</text:p>
          </table:table-cell>
          <table:table-cell table:number-columns-repeated="1019"/>
        </table:table-row>
        <table:table-row table:style-name="ro1">
          <table:table-cell office:value-type="float" office:value="915.842407">
            <text:p>915,84240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4951">
            <text:p>0,054951</text:p>
          </table:table-cell>
          <table:table-cell office:value-type="float" office:value="-2.170882">
            <text:p>-2,170882</text:p>
          </table:table-cell>
          <table:table-cell table:number-columns-repeated="1019"/>
        </table:table-row>
        <table:table-row table:style-name="ro1">
          <table:table-cell office:value-type="float" office:value="915.842407">
            <text:p>915,84240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4951">
            <text:p>0,054951</text:p>
          </table:table-cell>
          <table:table-cell office:value-type="float" office:value="-2.170882">
            <text:p>-2,170882</text:p>
          </table:table-cell>
          <table:table-cell table:number-columns-repeated="1019"/>
        </table:table-row>
        <table:table-row table:style-name="ro1">
          <table:table-cell office:value-type="float" office:value="915.842407">
            <text:p>915,84240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4951">
            <text:p>0,054951</text:p>
          </table:table-cell>
          <table:table-cell office:value-type="float" office:value="-2.190294">
            <text:p>-2,190294</text:p>
          </table:table-cell>
          <table:table-cell table:number-columns-repeated="1019"/>
        </table:table-row>
        <table:table-row table:style-name="ro1">
          <table:table-cell office:value-type="float" office:value="915.842407">
            <text:p>915,84240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4951">
            <text:p>0,054951</text:p>
          </table:table-cell>
          <table:table-cell office:value-type="float" office:value="-2.190294">
            <text:p>-2,190294</text:p>
          </table:table-cell>
          <table:table-cell table:number-columns-repeated="1019"/>
        </table:table-row>
        <table:table-row table:style-name="ro1">
          <table:table-cell office:value-type="float" office:value="915.842407">
            <text:p>915,84240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4951">
            <text:p>0,054951</text:p>
          </table:table-cell>
          <table:table-cell office:value-type="float" office:value="-2.209706">
            <text:p>-2,209706</text:p>
          </table:table-cell>
          <table:table-cell table:number-columns-repeated="1019"/>
        </table:table-row>
        <table:table-row table:style-name="ro1">
          <table:table-cell office:value-type="float" office:value="915.842407">
            <text:p>915,84240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4951">
            <text:p>0,054951</text:p>
          </table:table-cell>
          <table:table-cell office:value-type="float" office:value="-2.209706">
            <text:p>-2,209706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2.228823">
            <text:p>-2,228823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6199">
            <text:p>0,056199</text:p>
          </table:table-cell>
          <table:table-cell office:value-type="float" office:value="-2.228823">
            <text:p>-2,228823</text:p>
          </table:table-cell>
          <table:table-cell table:number-columns-repeated="1019"/>
        </table:table-row>
        <table:table-row table:style-name="ro1">
          <table:table-cell office:value-type="float" office:value="947.064331">
            <text:p>947,06433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56824">
            <text:p>0,056824</text:p>
          </table:table-cell>
          <table:table-cell office:value-type="float" office:value="-2.248235">
            <text:p>-2,248235</text:p>
          </table:table-cell>
          <table:table-cell table:number-columns-repeated="1019"/>
        </table:table-row>
        <table:table-row table:style-name="ro1">
          <table:table-cell office:value-type="float" office:value="947.064331">
            <text:p>947,06433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6824">
            <text:p>0,056824</text:p>
          </table:table-cell>
          <table:table-cell office:value-type="float" office:value="-2.248235">
            <text:p>-2,248235</text:p>
          </table:table-cell>
          <table:table-cell table:number-columns-repeated="1019"/>
        </table:table-row>
        <table:table-row table:style-name="ro1">
          <table:table-cell office:value-type="float" office:value="967.878906">
            <text:p>967,87890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8073">
            <text:p>0,058073</text:p>
          </table:table-cell>
          <table:table-cell office:value-type="float" office:value="-2.266471">
            <text:p>-2,266471</text:p>
          </table:table-cell>
          <table:table-cell table:number-columns-repeated="1019"/>
        </table:table-row>
        <table:table-row table:style-name="ro1">
          <table:table-cell office:value-type="float" office:value="967.878906">
            <text:p>967,87890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58073">
            <text:p>0,058073</text:p>
          </table:table-cell>
          <table:table-cell office:value-type="float" office:value="-2.266471">
            <text:p>-2,266471</text:p>
          </table:table-cell>
          <table:table-cell table:number-columns-repeated="1019"/>
        </table:table-row>
        <table:table-row table:style-name="ro1">
          <table:table-cell office:value-type="float" office:value="957.471619">
            <text:p>957,47161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7448">
            <text:p>0,057448</text:p>
          </table:table-cell>
          <table:table-cell office:value-type="float" office:value="-2.285882">
            <text:p>-2,285882</text:p>
          </table:table-cell>
          <table:table-cell table:number-columns-repeated="1019"/>
        </table:table-row>
        <table:table-row table:style-name="ro1">
          <table:table-cell office:value-type="float" office:value="957.471619">
            <text:p>957,47161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7448">
            <text:p>0,057448</text:p>
          </table:table-cell>
          <table:table-cell office:value-type="float" office:value="-2.285882">
            <text:p>-2,285882</text:p>
          </table:table-cell>
          <table:table-cell table:number-columns-repeated="1019"/>
        </table:table-row>
        <table:table-row table:style-name="ro1">
          <table:table-cell office:value-type="float" office:value="978.286194">
            <text:p>978,28619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8697">
            <text:p>0,058697</text:p>
          </table:table-cell>
          <table:table-cell office:value-type="float" office:value="-2.305588">
            <text:p>-2,305588</text:p>
          </table:table-cell>
          <table:table-cell table:number-columns-repeated="1019"/>
        </table:table-row>
        <table:table-row table:style-name="ro1">
          <table:table-cell office:value-type="float" office:value="978.286194">
            <text:p>978,28619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8697">
            <text:p>0,058697</text:p>
          </table:table-cell>
          <table:table-cell office:value-type="float" office:value="-2.305588">
            <text:p>-2,305588</text:p>
          </table:table-cell>
          <table:table-cell table:number-columns-repeated="1019"/>
        </table:table-row>
        <table:table-row table:style-name="ro1">
          <table:table-cell office:value-type="float" office:value="978.286194">
            <text:p>978,28619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8697">
            <text:p>0,058697</text:p>
          </table:table-cell>
          <table:table-cell office:value-type="float" office:value="-2.325294">
            <text:p>-2,325294</text:p>
          </table:table-cell>
          <table:table-cell table:number-columns-repeated="1019"/>
        </table:table-row>
        <table:table-row table:style-name="ro1">
          <table:table-cell office:value-type="float" office:value="978.286194">
            <text:p>978,28619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8697">
            <text:p>0,058697</text:p>
          </table:table-cell>
          <table:table-cell office:value-type="float" office:value="-2.325294">
            <text:p>-2,325294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2.345588">
            <text:p>-2,345588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2.345588">
            <text:p>-2,345588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9946">
            <text:p>0,059946</text:p>
          </table:table-cell>
          <table:table-cell office:value-type="float" office:value="-2.363823">
            <text:p>-2,363823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9946">
            <text:p>0,059946</text:p>
          </table:table-cell>
          <table:table-cell office:value-type="float" office:value="-2.382941">
            <text:p>-2,382941</text:p>
          </table:table-cell>
          <table:table-cell table:number-columns-repeated="1019"/>
        </table:table-row>
        <table:table-row table:style-name="ro1">
          <table:table-cell office:value-type="float" office:value="1009.508118">
            <text:p>1009,50811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057">
            <text:p>0,06057</text:p>
          </table:table-cell>
          <table:table-cell office:value-type="float" office:value="-2.382941">
            <text:p>-2,382941</text:p>
          </table:table-cell>
          <table:table-cell table:number-columns-repeated="1019"/>
        </table:table-row>
        <table:table-row table:style-name="ro1">
          <table:table-cell office:value-type="float" office:value="1009.508118">
            <text:p>1009,5081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057">
            <text:p>0,06057</text:p>
          </table:table-cell>
          <table:table-cell office:value-type="float" office:value="-2.401765">
            <text:p>-2,401765</text:p>
          </table:table-cell>
          <table:table-cell table:number-columns-repeated="1019"/>
        </table:table-row>
        <table:table-row table:style-name="ro1">
          <table:table-cell office:value-type="float" office:value="1009.508118">
            <text:p>1009,5081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057">
            <text:p>0,06057</text:p>
          </table:table-cell>
          <table:table-cell office:value-type="float" office:value="-2.401765">
            <text:p>-2,401765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1819">
            <text:p>0,061819</text:p>
          </table:table-cell>
          <table:table-cell office:value-type="float" office:value="-2.421176">
            <text:p>-2,421176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1819">
            <text:p>0,061819</text:p>
          </table:table-cell>
          <table:table-cell office:value-type="float" office:value="-2.421176">
            <text:p>-2,421176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61819">
            <text:p>0,061819</text:p>
          </table:table-cell>
          <table:table-cell office:value-type="float" office:value="-2.440294">
            <text:p>-2,440294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1819">
            <text:p>0,061819</text:p>
          </table:table-cell>
          <table:table-cell office:value-type="float" office:value="-2.440294">
            <text:p>-2,440294</text:p>
          </table:table-cell>
          <table:table-cell table:number-columns-repeated="1019"/>
        </table:table-row>
        <table:table-row table:style-name="ro1">
          <table:table-cell office:value-type="float" office:value="1019.915405">
            <text:p>1019,91540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1195">
            <text:p>0,061195</text:p>
          </table:table-cell>
          <table:table-cell office:value-type="float" office:value="-2.458823">
            <text:p>-2,458823</text:p>
          </table:table-cell>
          <table:table-cell table:number-columns-repeated="1019"/>
        </table:table-row>
        <table:table-row table:style-name="ro1">
          <table:table-cell office:value-type="float" office:value="1019.915405">
            <text:p>1019,91540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1195">
            <text:p>0,061195</text:p>
          </table:table-cell>
          <table:table-cell office:value-type="float" office:value="-2.458823">
            <text:p>-2,458823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3693">
            <text:p>0,063693</text:p>
          </table:table-cell>
          <table:table-cell office:value-type="float" office:value="-2.478235">
            <text:p>-2,478235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3693">
            <text:p>0,063693</text:p>
          </table:table-cell>
          <table:table-cell office:value-type="float" office:value="-2.478235">
            <text:p>-2,478235</text:p>
          </table:table-cell>
          <table:table-cell table:number-columns-repeated="1019"/>
        </table:table-row>
        <table:table-row table:style-name="ro1">
          <table:table-cell office:value-type="float" office:value="1071.951904">
            <text:p>1071,95190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4317">
            <text:p>0,064317</text:p>
          </table:table-cell>
          <table:table-cell office:value-type="float" office:value="-2.497647">
            <text:p>-2,497647</text:p>
          </table:table-cell>
          <table:table-cell table:number-columns-repeated="1019"/>
        </table:table-row>
        <table:table-row table:style-name="ro1">
          <table:table-cell office:value-type="float" office:value="1071.951904">
            <text:p>1071,95190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64317">
            <text:p>0,064317</text:p>
          </table:table-cell>
          <table:table-cell office:value-type="float" office:value="-2.497647">
            <text:p>-2,497647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3693">
            <text:p>0,063693</text:p>
          </table:table-cell>
          <table:table-cell office:value-type="float" office:value="-2.517059">
            <text:p>-2,517059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3693">
            <text:p>0,063693</text:p>
          </table:table-cell>
          <table:table-cell office:value-type="float" office:value="-2.517059">
            <text:p>-2,517059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5566">
            <text:p>0,065566</text:p>
          </table:table-cell>
          <table:table-cell office:value-type="float" office:value="-2.536176">
            <text:p>-2,536176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5566">
            <text:p>0,065566</text:p>
          </table:table-cell>
          <table:table-cell office:value-type="float" office:value="-2.536176">
            <text:p>-2,536176</text:p>
          </table:table-cell>
          <table:table-cell table:number-columns-repeated="1019"/>
        </table:table-row>
        <table:table-row table:style-name="ro1">
          <table:table-cell office:value-type="float" office:value="1082.359253">
            <text:p>1082,35925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4942">
            <text:p>0,064942</text:p>
          </table:table-cell>
          <table:table-cell office:value-type="float" office:value="-2.555294">
            <text:p>-2,555294</text:p>
          </table:table-cell>
          <table:table-cell table:number-columns-repeated="1019"/>
        </table:table-row>
        <table:table-row table:style-name="ro1">
          <table:table-cell office:value-type="float" office:value="1082.359253">
            <text:p>1082,35925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64942">
            <text:p>0,064942</text:p>
          </table:table-cell>
          <table:table-cell office:value-type="float" office:value="-2.555294">
            <text:p>-2,555294</text:p>
          </table:table-cell>
          <table:table-cell table:number-columns-repeated="1019"/>
        </table:table-row>
        <table:table-row table:style-name="ro1">
          <table:table-cell office:value-type="float" office:value="1103.173828">
            <text:p>1103,17382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619">
            <text:p>0,06619</text:p>
          </table:table-cell>
          <table:table-cell office:value-type="float" office:value="-2.575588">
            <text:p>-2,575588</text:p>
          </table:table-cell>
          <table:table-cell table:number-columns-repeated="1019"/>
        </table:table-row>
        <table:table-row table:style-name="ro1">
          <table:table-cell office:value-type="float" office:value="1103.173828">
            <text:p>1103,17382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619">
            <text:p>0,06619</text:p>
          </table:table-cell>
          <table:table-cell office:value-type="float" office:value="-2.575588">
            <text:p>-2,575588</text:p>
          </table:table-cell>
          <table:table-cell table:number-columns-repeated="1019"/>
        </table:table-row>
        <table:table-row table:style-name="ro1">
          <table:table-cell office:value-type="float" office:value="1103.173828">
            <text:p>1103,17382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619">
            <text:p>0,06619</text:p>
          </table:table-cell>
          <table:table-cell office:value-type="float" office:value="-2.595882">
            <text:p>-2,595882</text:p>
          </table:table-cell>
          <table:table-cell table:number-columns-repeated="1019"/>
        </table:table-row>
        <table:table-row table:style-name="ro1">
          <table:table-cell office:value-type="float" office:value="1103.173828">
            <text:p>1103,17382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619">
            <text:p>0,06619</text:p>
          </table:table-cell>
          <table:table-cell office:value-type="float" office:value="-2.595882">
            <text:p>-2,595882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7439">
            <text:p>0,067439</text:p>
          </table:table-cell>
          <table:table-cell office:value-type="float" office:value="-2.615294">
            <text:p>-2,615294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7439">
            <text:p>0,067439</text:p>
          </table:table-cell>
          <table:table-cell office:value-type="float" office:value="-2.615294">
            <text:p>-2,615294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67439">
            <text:p>0,067439</text:p>
          </table:table-cell>
          <table:table-cell office:value-type="float" office:value="-2.635">
            <text:p>-2,635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7439">
            <text:p>0,067439</text:p>
          </table:table-cell>
          <table:table-cell office:value-type="float" office:value="-2.635">
            <text:p>-2,635</text:p>
          </table:table-cell>
          <table:table-cell table:number-columns-repeated="1019"/>
        </table:table-row>
        <table:table-row table:style-name="ro1">
          <table:table-cell office:value-type="float" office:value="1144.802979">
            <text:p>1144,802979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68688">
            <text:p>0,068688</text:p>
          </table:table-cell>
          <table:table-cell office:value-type="float" office:value="-2.655">
            <text:p>-2,655</text:p>
          </table:table-cell>
          <table:table-cell table:number-columns-repeated="1019"/>
        </table:table-row>
        <table:table-row table:style-name="ro1">
          <table:table-cell office:value-type="float" office:value="1144.802979">
            <text:p>1144,80297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8688">
            <text:p>0,068688</text:p>
          </table:table-cell>
          <table:table-cell office:value-type="float" office:value="-2.655">
            <text:p>-2,655</text:p>
          </table:table-cell>
          <table:table-cell table:number-columns-repeated="1019"/>
        </table:table-row>
        <table:table-row table:style-name="ro1">
          <table:table-cell office:value-type="float" office:value="1144.802979">
            <text:p>1144,80297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8688">
            <text:p>0,068688</text:p>
          </table:table-cell>
          <table:table-cell office:value-type="float" office:value="-2.675294">
            <text:p>-2,675294</text:p>
          </table:table-cell>
          <table:table-cell table:number-columns-repeated="1019"/>
        </table:table-row>
        <table:table-row table:style-name="ro1">
          <table:table-cell office:value-type="float" office:value="1144.802979">
            <text:p>1144,80297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8688">
            <text:p>0,068688</text:p>
          </table:table-cell>
          <table:table-cell office:value-type="float" office:value="-2.675294">
            <text:p>-2,675294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69313">
            <text:p>0,069313</text:p>
          </table:table-cell>
          <table:table-cell office:value-type="float" office:value="-2.693824">
            <text:p>-2,693824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9313">
            <text:p>0,069313</text:p>
          </table:table-cell>
          <table:table-cell office:value-type="float" office:value="-2.712941">
            <text:p>-2,712941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9313">
            <text:p>0,069313</text:p>
          </table:table-cell>
          <table:table-cell office:value-type="float" office:value="-2.712941">
            <text:p>-2,712941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9313">
            <text:p>0,069313</text:p>
          </table:table-cell>
          <table:table-cell office:value-type="float" office:value="-2.732353">
            <text:p>-2,732353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71186">
            <text:p>0,071186</text:p>
          </table:table-cell>
          <table:table-cell office:value-type="float" office:value="-2.732353">
            <text:p>-2,732353</text:p>
          </table:table-cell>
          <table:table-cell table:number-columns-repeated="1019"/>
        </table:table-row>
        <table:table-row table:style-name="ro1">
          <table:table-cell office:value-type="float" office:value="1196.839478">
            <text:p>1196,83947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181">
            <text:p>0,07181</text:p>
          </table:table-cell>
          <table:table-cell office:value-type="float" office:value="-2.750882">
            <text:p>-2,750882</text:p>
          </table:table-cell>
          <table:table-cell table:number-columns-repeated="1019"/>
        </table:table-row>
        <table:table-row table:style-name="ro1">
          <table:table-cell office:value-type="float" office:value="1196.839478">
            <text:p>1196,839478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7181">
            <text:p>0,07181</text:p>
          </table:table-cell>
          <table:table-cell office:value-type="float" office:value="-2.750882">
            <text:p>-2,750882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1186">
            <text:p>0,071186</text:p>
          </table:table-cell>
          <table:table-cell office:value-type="float" office:value="-2.769412">
            <text:p>-2,769412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1186">
            <text:p>0,071186</text:p>
          </table:table-cell>
          <table:table-cell office:value-type="float" office:value="-2.769412">
            <text:p>-2,769412</text:p>
          </table:table-cell>
          <table:table-cell table:number-columns-repeated="1019"/>
        </table:table-row>
        <table:table-row table:style-name="ro1">
          <table:table-cell office:value-type="float" office:value="1207.246826">
            <text:p>1207,24682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2435">
            <text:p>0,072435</text:p>
          </table:table-cell>
          <table:table-cell office:value-type="float" office:value="-2.788824">
            <text:p>-2,788824</text:p>
          </table:table-cell>
          <table:table-cell table:number-columns-repeated="1019"/>
        </table:table-row>
        <table:table-row table:style-name="ro1">
          <table:table-cell office:value-type="float" office:value="1207.246826">
            <text:p>1207,24682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2435">
            <text:p>0,072435</text:p>
          </table:table-cell>
          <table:table-cell office:value-type="float" office:value="-2.788824">
            <text:p>-2,788824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73059">
            <text:p>0,073059</text:p>
          </table:table-cell>
          <table:table-cell office:value-type="float" office:value="-2.807941">
            <text:p>-2,807941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3059">
            <text:p>0,073059</text:p>
          </table:table-cell>
          <table:table-cell office:value-type="float" office:value="-2.807941">
            <text:p>-2,807941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74933">
            <text:p>0,074933</text:p>
          </table:table-cell>
          <table:table-cell office:value-type="float" office:value="-2.826765">
            <text:p>-2,826765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4933">
            <text:p>0,074933</text:p>
          </table:table-cell>
          <table:table-cell office:value-type="float" office:value="-2.826765">
            <text:p>-2,826765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4933">
            <text:p>0,074933</text:p>
          </table:table-cell>
          <table:table-cell office:value-type="float" office:value="-2.846176">
            <text:p>-2,846176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74933">
            <text:p>0,074933</text:p>
          </table:table-cell>
          <table:table-cell office:value-type="float" office:value="-2.846176">
            <text:p>-2,846176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6806">
            <text:p>0,076806</text:p>
          </table:table-cell>
          <table:table-cell office:value-type="float" office:value="-2.865588">
            <text:p>-2,865588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2.865588">
            <text:p>-2,865588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76806">
            <text:p>0,076806</text:p>
          </table:table-cell>
          <table:table-cell office:value-type="float" office:value="-2.885">
            <text:p>-2,885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2.885">
            <text:p>-2,885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76806">
            <text:p>0,076806</text:p>
          </table:table-cell>
          <table:table-cell office:value-type="float" office:value="-2.905">
            <text:p>-2,905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6806">
            <text:p>0,076806</text:p>
          </table:table-cell>
          <table:table-cell office:value-type="float" office:value="-2.905">
            <text:p>-2,905</text:p>
          </table:table-cell>
          <table:table-cell table:number-columns-repeated="1019"/>
        </table:table-row>
        <table:table-row table:style-name="ro1">
          <table:table-cell office:value-type="float" office:value="1300.912476">
            <text:p>1300,91247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8055">
            <text:p>0,078055</text:p>
          </table:table-cell>
          <table:table-cell office:value-type="float" office:value="-2.923235">
            <text:p>-2,923235</text:p>
          </table:table-cell>
          <table:table-cell table:number-columns-repeated="1019"/>
        </table:table-row>
        <table:table-row table:style-name="ro1">
          <table:table-cell office:value-type="float" office:value="1300.912476">
            <text:p>1300,91247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8055">
            <text:p>0,078055</text:p>
          </table:table-cell>
          <table:table-cell office:value-type="float" office:value="-2.942353">
            <text:p>-2,942353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2.942353">
            <text:p>-2,942353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76806">
            <text:p>0,076806</text:p>
          </table:table-cell>
          <table:table-cell office:value-type="float" office:value="-2.961176">
            <text:p>-2,961176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8679">
            <text:p>0,078679</text:p>
          </table:table-cell>
          <table:table-cell office:value-type="float" office:value="-2.961176">
            <text:p>-2,961176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78679">
            <text:p>0,078679</text:p>
          </table:table-cell>
          <table:table-cell office:value-type="float" office:value="-2.980588">
            <text:p>-2,980588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8679">
            <text:p>0,078679</text:p>
          </table:table-cell>
          <table:table-cell office:value-type="float" office:value="-2.980588">
            <text:p>-2,980588</text:p>
          </table:table-cell>
          <table:table-cell table:number-columns-repeated="1019"/>
        </table:table-row>
        <table:table-row table:style-name="ro1">
          <table:table-cell office:value-type="float" office:value="1332.134399">
            <text:p>1332,13439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79928">
            <text:p>0,079928</text:p>
          </table:table-cell>
          <table:table-cell office:value-type="float" office:value="-2.999412">
            <text:p>-2,999412</text:p>
          </table:table-cell>
          <table:table-cell table:number-columns-repeated="1019"/>
        </table:table-row>
        <table:table-row table:style-name="ro1">
          <table:table-cell office:value-type="float" office:value="1332.134399">
            <text:p>1332,13439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9928">
            <text:p>0,079928</text:p>
          </table:table-cell>
          <table:table-cell office:value-type="float" office:value="-2.999412">
            <text:p>-2,999412</text:p>
          </table:table-cell>
          <table:table-cell table:number-columns-repeated="1019"/>
        </table:table-row>
        <table:table-row table:style-name="ro1">
          <table:table-cell office:value-type="float" office:value="1321.727173">
            <text:p>1321,72717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9304">
            <text:p>0,079304</text:p>
          </table:table-cell>
          <table:table-cell office:value-type="float" office:value="-3.019118">
            <text:p>-3,019118</text:p>
          </table:table-cell>
          <table:table-cell table:number-columns-repeated="1019"/>
        </table:table-row>
        <table:table-row table:style-name="ro1">
          <table:table-cell office:value-type="float" office:value="1321.727173">
            <text:p>1321,72717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9304">
            <text:p>0,079304</text:p>
          </table:table-cell>
          <table:table-cell office:value-type="float" office:value="-3.019118">
            <text:p>-3,019118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80553">
            <text:p>0,080553</text:p>
          </table:table-cell>
          <table:table-cell office:value-type="float" office:value="-3.037941">
            <text:p>-3,037941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0553">
            <text:p>0,080553</text:p>
          </table:table-cell>
          <table:table-cell office:value-type="float" office:value="-3.037941">
            <text:p>-3,037941</text:p>
          </table:table-cell>
          <table:table-cell table:number-columns-repeated="1019"/>
        </table:table-row>
        <table:table-row table:style-name="ro1">
          <table:table-cell office:value-type="float" office:value="1332.134399">
            <text:p>1332,1343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9928">
            <text:p>0,079928</text:p>
          </table:table-cell>
          <table:table-cell office:value-type="float" office:value="-3.057059">
            <text:p>-3,057059</text:p>
          </table:table-cell>
          <table:table-cell table:number-columns-repeated="1019"/>
        </table:table-row>
        <table:table-row table:style-name="ro1">
          <table:table-cell office:value-type="float" office:value="1332.134399">
            <text:p>1332,1343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9928">
            <text:p>0,079928</text:p>
          </table:table-cell>
          <table:table-cell office:value-type="float" office:value="-3.057059">
            <text:p>-3,057059</text:p>
          </table:table-cell>
          <table:table-cell table:number-columns-repeated="1019"/>
        </table:table-row>
        <table:table-row table:style-name="ro1">
          <table:table-cell office:value-type="float" office:value="1363.356323">
            <text:p>1363,35632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81801">
            <text:p>0,081801</text:p>
          </table:table-cell>
          <table:table-cell office:value-type="float" office:value="-3.076176">
            <text:p>-3,076176</text:p>
          </table:table-cell>
          <table:table-cell table:number-columns-repeated="1019"/>
        </table:table-row>
        <table:table-row table:style-name="ro1">
          <table:table-cell office:value-type="float" office:value="1363.356323">
            <text:p>1363,35632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81801">
            <text:p>0,081801</text:p>
          </table:table-cell>
          <table:table-cell office:value-type="float" office:value="-3.076176">
            <text:p>-3,076176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2426">
            <text:p>0,082426</text:p>
          </table:table-cell>
          <table:table-cell office:value-type="float" office:value="-3.095588">
            <text:p>-3,095588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2426">
            <text:p>0,082426</text:p>
          </table:table-cell>
          <table:table-cell office:value-type="float" office:value="-3.095588">
            <text:p>-3,095588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2426">
            <text:p>0,082426</text:p>
          </table:table-cell>
          <table:table-cell office:value-type="float" office:value="-3.115">
            <text:p>-3,115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2426">
            <text:p>0,082426</text:p>
          </table:table-cell>
          <table:table-cell office:value-type="float" office:value="-3.115">
            <text:p>-3,115</text:p>
          </table:table-cell>
          <table:table-cell table:number-columns-repeated="1019"/>
        </table:table-row>
        <table:table-row table:style-name="ro1">
          <table:table-cell office:value-type="float" office:value="1384.170898">
            <text:p>1384,17089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8305">
            <text:p>0,08305</text:p>
          </table:table-cell>
          <table:table-cell office:value-type="float" office:value="-3.134412">
            <text:p>-3,134412</text:p>
          </table:table-cell>
          <table:table-cell table:number-columns-repeated="1019"/>
        </table:table-row>
        <table:table-row table:style-name="ro1">
          <table:table-cell office:value-type="float" office:value="1384.170898">
            <text:p>1384,17089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8305">
            <text:p>0,08305</text:p>
          </table:table-cell>
          <table:table-cell office:value-type="float" office:value="-3.134412">
            <text:p>-3,134412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6172">
            <text:p>0,086172</text:p>
          </table:table-cell>
          <table:table-cell office:value-type="float" office:value="-3.153529">
            <text:p>-3,153529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6172">
            <text:p>0,086172</text:p>
          </table:table-cell>
          <table:table-cell office:value-type="float" office:value="-3.153529">
            <text:p>-3,153529</text:p>
          </table:table-cell>
          <table:table-cell table:number-columns-repeated="1019"/>
        </table:table-row>
        <table:table-row table:style-name="ro1">
          <table:table-cell office:value-type="float" office:value="1425.800171">
            <text:p>1425,80017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85548">
            <text:p>0,085548</text:p>
          </table:table-cell>
          <table:table-cell office:value-type="float" office:value="-3.173529">
            <text:p>-3,173529</text:p>
          </table:table-cell>
          <table:table-cell table:number-columns-repeated="1019"/>
        </table:table-row>
        <table:table-row table:style-name="ro1">
          <table:table-cell office:value-type="float" office:value="1425.800171">
            <text:p>1425,80017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85548">
            <text:p>0,085548</text:p>
          </table:table-cell>
          <table:table-cell office:value-type="float" office:value="-3.192353">
            <text:p>-3,192353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86172">
            <text:p>0,086172</text:p>
          </table:table-cell>
          <table:table-cell office:value-type="float" office:value="-3.192353">
            <text:p>-3,192353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86172">
            <text:p>0,086172</text:p>
          </table:table-cell>
          <table:table-cell office:value-type="float" office:value="-3.211176">
            <text:p>-3,211176</text:p>
          </table:table-cell>
          <table:table-cell table:number-columns-repeated="1019"/>
        </table:table-row>
        <table:table-row table:style-name="ro1">
          <table:table-cell office:value-type="float" office:value="1425.800171">
            <text:p>1425,800171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85548">
            <text:p>0,085548</text:p>
          </table:table-cell>
          <table:table-cell office:value-type="float" office:value="-3.211176">
            <text:p>-3,211176</text:p>
          </table:table-cell>
          <table:table-cell table:number-columns-repeated="1019"/>
        </table:table-row>
        <table:table-row table:style-name="ro1">
          <table:table-cell office:value-type="float" office:value="1425.800171">
            <text:p>1425,80017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5548">
            <text:p>0,085548</text:p>
          </table:table-cell>
          <table:table-cell office:value-type="float" office:value="-3.230294">
            <text:p>-3,230294</text:p>
          </table:table-cell>
          <table:table-cell table:number-columns-repeated="1019"/>
        </table:table-row>
        <table:table-row table:style-name="ro1">
          <table:table-cell office:value-type="float" office:value="1425.800171">
            <text:p>1425,80017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85548">
            <text:p>0,085548</text:p>
          </table:table-cell>
          <table:table-cell office:value-type="float" office:value="-3.230294">
            <text:p>-3,230294</text:p>
          </table:table-cell>
          <table:table-cell table:number-columns-repeated="1019"/>
        </table:table-row>
        <table:table-row table:style-name="ro1">
          <table:table-cell office:value-type="float" office:value="1457.021973">
            <text:p>1457,02197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87421">
            <text:p>0,087421</text:p>
          </table:table-cell>
          <table:table-cell office:value-type="float" office:value="-3.249706">
            <text:p>-3,249706</text:p>
          </table:table-cell>
          <table:table-cell table:number-columns-repeated="1019"/>
        </table:table-row>
        <table:table-row table:style-name="ro1">
          <table:table-cell office:value-type="float" office:value="1457.021973">
            <text:p>1457,021973</text:p>
          </table:table-cell>
          <table:table-cell office:value-type="float" office:value="-0.003261">
            <text:p>-0,003261</text:p>
          </table:table-cell>
          <table:table-cell office:value-type="float" office:value="-0.003222">
            <text:p>-0,003222</text:p>
          </table:table-cell>
          <table:table-cell office:value-type="float" office:value="0.087421">
            <text:p>0,087421</text:p>
          </table:table-cell>
          <table:table-cell office:value-type="float" office:value="-3.249706">
            <text:p>-3,249706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4299">
            <text:p>0,084299</text:p>
          </table:table-cell>
          <table:table-cell office:value-type="float" office:value="-3.268824">
            <text:p>-3,268824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84299">
            <text:p>0,084299</text:p>
          </table:table-cell>
          <table:table-cell office:value-type="float" office:value="-3.268824">
            <text:p>-3,268824</text:p>
          </table:table-cell>
          <table:table-cell table:number-columns-repeated="1019"/>
        </table:table-row>
        <table:table-row table:style-name="ro1">
          <table:table-cell office:value-type="float" office:value="1425.800171">
            <text:p>1425,80017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5548">
            <text:p>0,085548</text:p>
          </table:table-cell>
          <table:table-cell office:value-type="float" office:value="-3.287353">
            <text:p>-3,287353</text:p>
          </table:table-cell>
          <table:table-cell table:number-columns-repeated="1019"/>
        </table:table-row>
        <table:table-row table:style-name="ro1">
          <table:table-cell office:value-type="float" office:value="1425.800171">
            <text:p>1425,80017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5548">
            <text:p>0,085548</text:p>
          </table:table-cell>
          <table:table-cell office:value-type="float" office:value="-3.287353">
            <text:p>-3,287353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3.306471">
            <text:p>-3,306471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3.306471">
            <text:p>-3,306471</text:p>
          </table:table-cell>
          <table:table-cell table:number-columns-repeated="1019"/>
        </table:table-row>
        <table:table-row table:style-name="ro1">
          <table:table-cell office:value-type="float" office:value="1446.614746">
            <text:p>1446,61474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6797">
            <text:p>0,086797</text:p>
          </table:table-cell>
          <table:table-cell office:value-type="float" office:value="-3.326176">
            <text:p>-3,326176</text:p>
          </table:table-cell>
          <table:table-cell table:number-columns-repeated="1019"/>
        </table:table-row>
        <table:table-row table:style-name="ro1">
          <table:table-cell office:value-type="float" office:value="1446.614746">
            <text:p>1446,61474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6797">
            <text:p>0,086797</text:p>
          </table:table-cell>
          <table:table-cell office:value-type="float" office:value="-3.326176">
            <text:p>-3,326176</text:p>
          </table:table-cell>
          <table:table-cell table:number-columns-repeated="1019"/>
        </table:table-row>
        <table:table-row table:style-name="ro1">
          <table:table-cell office:value-type="float" office:value="1457.021973">
            <text:p>1457,02197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7421">
            <text:p>0,087421</text:p>
          </table:table-cell>
          <table:table-cell office:value-type="float" office:value="-3.345294">
            <text:p>-3,345294</text:p>
          </table:table-cell>
          <table:table-cell table:number-columns-repeated="1019"/>
        </table:table-row>
        <table:table-row table:style-name="ro1">
          <table:table-cell office:value-type="float" office:value="1457.021973">
            <text:p>1457,02197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7421">
            <text:p>0,087421</text:p>
          </table:table-cell>
          <table:table-cell office:value-type="float" office:value="-3.345294">
            <text:p>-3,345294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8046">
            <text:p>0,088046</text:p>
          </table:table-cell>
          <table:table-cell office:value-type="float" office:value="-3.365294">
            <text:p>-3,365294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8046">
            <text:p>0,088046</text:p>
          </table:table-cell>
          <table:table-cell office:value-type="float" office:value="-3.365294">
            <text:p>-3,365294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8046">
            <text:p>0,088046</text:p>
          </table:table-cell>
          <table:table-cell office:value-type="float" office:value="-3.384706">
            <text:p>-3,384706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8046">
            <text:p>0,088046</text:p>
          </table:table-cell>
          <table:table-cell office:value-type="float" office:value="-3.384706">
            <text:p>-3,384706</text:p>
          </table:table-cell>
          <table:table-cell table:number-columns-repeated="1019"/>
        </table:table-row>
        <table:table-row table:style-name="ro1">
          <table:table-cell office:value-type="float" office:value="1477.83667">
            <text:p>1477,8366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867">
            <text:p>0,08867</text:p>
          </table:table-cell>
          <table:table-cell office:value-type="float" office:value="-3.403529">
            <text:p>-3,403529</text:p>
          </table:table-cell>
          <table:table-cell table:number-columns-repeated="1019"/>
        </table:table-row>
        <table:table-row table:style-name="ro1">
          <table:table-cell office:value-type="float" office:value="1477.83667">
            <text:p>1477,8366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8867">
            <text:p>0,08867</text:p>
          </table:table-cell>
          <table:table-cell office:value-type="float" office:value="-3.403529">
            <text:p>-3,403529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9919">
            <text:p>0,089919</text:p>
          </table:table-cell>
          <table:table-cell office:value-type="float" office:value="-3.422941">
            <text:p>-3,422941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89919">
            <text:p>0,089919</text:p>
          </table:table-cell>
          <table:table-cell office:value-type="float" office:value="-3.441471">
            <text:p>-3,441471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9919">
            <text:p>0,089919</text:p>
          </table:table-cell>
          <table:table-cell office:value-type="float" office:value="-3.441471">
            <text:p>-3,441471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89919">
            <text:p>0,089919</text:p>
          </table:table-cell>
          <table:table-cell office:value-type="float" office:value="-3.460588">
            <text:p>-3,460588</text:p>
          </table:table-cell>
          <table:table-cell table:number-columns-repeated="1019"/>
        </table:table-row>
        <table:table-row table:style-name="ro1">
          <table:table-cell office:value-type="float" office:value="1519.46582">
            <text:p>1519,4658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1168">
            <text:p>0,091168</text:p>
          </table:table-cell>
          <table:table-cell office:value-type="float" office:value="-3.460588">
            <text:p>-3,460588</text:p>
          </table:table-cell>
          <table:table-cell table:number-columns-repeated="1019"/>
        </table:table-row>
        <table:table-row table:style-name="ro1">
          <table:table-cell office:value-type="float" office:value="1509.058472">
            <text:p>1509,05847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0544">
            <text:p>0,090544</text:p>
          </table:table-cell>
          <table:table-cell office:value-type="float" office:value="-3.479706">
            <text:p>-3,479706</text:p>
          </table:table-cell>
          <table:table-cell table:number-columns-repeated="1019"/>
        </table:table-row>
        <table:table-row table:style-name="ro1">
          <table:table-cell office:value-type="float" office:value="1509.058472">
            <text:p>1509,05847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90544">
            <text:p>0,090544</text:p>
          </table:table-cell>
          <table:table-cell office:value-type="float" office:value="-3.479706">
            <text:p>-3,479706</text:p>
          </table:table-cell>
          <table:table-cell table:number-columns-repeated="1019"/>
        </table:table-row>
        <table:table-row table:style-name="ro1">
          <table:table-cell office:value-type="float" office:value="1540.280396">
            <text:p>1540,28039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2417">
            <text:p>0,092417</text:p>
          </table:table-cell>
          <table:table-cell office:value-type="float" office:value="-3.499118">
            <text:p>-3,499118</text:p>
          </table:table-cell>
          <table:table-cell table:number-columns-repeated="1019"/>
        </table:table-row>
        <table:table-row table:style-name="ro1">
          <table:table-cell office:value-type="float" office:value="1540.280396">
            <text:p>1540,28039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2417">
            <text:p>0,092417</text:p>
          </table:table-cell>
          <table:table-cell office:value-type="float" office:value="-3.499118">
            <text:p>-3,499118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9429">
            <text:p>0,09429</text:p>
          </table:table-cell>
          <table:table-cell office:value-type="float" office:value="-3.518235">
            <text:p>-3,518235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3.518235">
            <text:p>-3,518235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3.537647">
            <text:p>-3,537647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3.537647">
            <text:p>-3,537647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5539">
            <text:p>0,095539</text:p>
          </table:table-cell>
          <table:table-cell office:value-type="float" office:value="-3.556471">
            <text:p>-3,556471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5539">
            <text:p>0,095539</text:p>
          </table:table-cell>
          <table:table-cell office:value-type="float" office:value="-3.556471">
            <text:p>-3,556471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3.575294">
            <text:p>-3,575294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3.575294">
            <text:p>-3,575294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5539">
            <text:p>0,095539</text:p>
          </table:table-cell>
          <table:table-cell office:value-type="float" office:value="-3.594412">
            <text:p>-3,594412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95539">
            <text:p>0,095539</text:p>
          </table:table-cell>
          <table:table-cell office:value-type="float" office:value="-3.594412">
            <text:p>-3,594412</text:p>
          </table:table-cell>
          <table:table-cell table:number-columns-repeated="1019"/>
        </table:table-row>
        <table:table-row table:style-name="ro1">
          <table:table-cell office:value-type="float" office:value="1613.13147">
            <text:p>1613,1314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6788">
            <text:p>0,096788</text:p>
          </table:table-cell>
          <table:table-cell office:value-type="float" office:value="-3.615">
            <text:p>-3,615</text:p>
          </table:table-cell>
          <table:table-cell table:number-columns-repeated="1019"/>
        </table:table-row>
        <table:table-row table:style-name="ro1">
          <table:table-cell office:value-type="float" office:value="1613.13147">
            <text:p>1613,1314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6788">
            <text:p>0,096788</text:p>
          </table:table-cell>
          <table:table-cell office:value-type="float" office:value="-3.615">
            <text:p>-3,615</text:p>
          </table:table-cell>
          <table:table-cell table:number-columns-repeated="1019"/>
        </table:table-row>
        <table:table-row table:style-name="ro1">
          <table:table-cell office:value-type="float" office:value="1602.724243">
            <text:p>1602,72424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6163">
            <text:p>0,096163</text:p>
          </table:table-cell>
          <table:table-cell office:value-type="float" office:value="-3.635588">
            <text:p>-3,635588</text:p>
          </table:table-cell>
          <table:table-cell table:number-columns-repeated="1019"/>
        </table:table-row>
        <table:table-row table:style-name="ro1">
          <table:table-cell office:value-type="float" office:value="1602.724243">
            <text:p>1602,72424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6163">
            <text:p>0,096163</text:p>
          </table:table-cell>
          <table:table-cell office:value-type="float" office:value="-3.635588">
            <text:p>-3,635588</text:p>
          </table:table-cell>
          <table:table-cell table:number-columns-repeated="1019"/>
        </table:table-row>
        <table:table-row table:style-name="ro1">
          <table:table-cell office:value-type="float" office:value="1613.13147">
            <text:p>1613,1314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6788">
            <text:p>0,096788</text:p>
          </table:table-cell>
          <table:table-cell office:value-type="float" office:value="-3.655">
            <text:p>-3,655</text:p>
          </table:table-cell>
          <table:table-cell table:number-columns-repeated="1019"/>
        </table:table-row>
        <table:table-row table:style-name="ro1">
          <table:table-cell office:value-type="float" office:value="1613.13147">
            <text:p>1613,13147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96788">
            <text:p>0,096788</text:p>
          </table:table-cell>
          <table:table-cell office:value-type="float" office:value="-3.655">
            <text:p>-3,655</text:p>
          </table:table-cell>
          <table:table-cell table:number-columns-repeated="1019"/>
        </table:table-row>
        <table:table-row table:style-name="ro1">
          <table:table-cell office:value-type="float" office:value="1613.13147">
            <text:p>1613,1314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6788">
            <text:p>0,096788</text:p>
          </table:table-cell>
          <table:table-cell office:value-type="float" office:value="-3.674412">
            <text:p>-3,674412</text:p>
          </table:table-cell>
          <table:table-cell table:number-columns-repeated="1019"/>
        </table:table-row>
        <table:table-row table:style-name="ro1">
          <table:table-cell office:value-type="float" office:value="1613.13147">
            <text:p>1613,1314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6788">
            <text:p>0,096788</text:p>
          </table:table-cell>
          <table:table-cell office:value-type="float" office:value="-3.674412">
            <text:p>-3,674412</text:p>
          </table:table-cell>
          <table:table-cell table:number-columns-repeated="1019"/>
        </table:table-row>
        <table:table-row table:style-name="ro1">
          <table:table-cell office:value-type="float" office:value="1633.946167">
            <text:p>1633,946167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98037">
            <text:p>0,098037</text:p>
          </table:table-cell>
          <table:table-cell office:value-type="float" office:value="-3.693529">
            <text:p>-3,693529</text:p>
          </table:table-cell>
          <table:table-cell table:number-columns-repeated="1019"/>
        </table:table-row>
        <table:table-row table:style-name="ro1">
          <table:table-cell office:value-type="float" office:value="1633.946167">
            <text:p>1633,94616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8037">
            <text:p>0,098037</text:p>
          </table:table-cell>
          <table:table-cell office:value-type="float" office:value="-3.693529">
            <text:p>-3,693529</text:p>
          </table:table-cell>
          <table:table-cell table:number-columns-repeated="1019"/>
        </table:table-row>
        <table:table-row table:style-name="ro1">
          <table:table-cell office:value-type="float" office:value="1675.575317">
            <text:p>1675,575317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00535">
            <text:p>0,100535</text:p>
          </table:table-cell>
          <table:table-cell office:value-type="float" office:value="-3.713235">
            <text:p>-3,713235</text:p>
          </table:table-cell>
          <table:table-cell table:number-columns-repeated="1019"/>
        </table:table-row>
        <table:table-row table:style-name="ro1">
          <table:table-cell office:value-type="float" office:value="1675.575317">
            <text:p>1675,57531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00535">
            <text:p>0,100535</text:p>
          </table:table-cell>
          <table:table-cell office:value-type="float" office:value="-3.713235">
            <text:p>-3,713235</text:p>
          </table:table-cell>
          <table:table-cell table:number-columns-repeated="1019"/>
        </table:table-row>
        <table:table-row table:style-name="ro1">
          <table:table-cell office:value-type="float" office:value="1644.353394">
            <text:p>1644,35339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8661">
            <text:p>0,098661</text:p>
          </table:table-cell>
          <table:table-cell office:value-type="float" office:value="-3.732647">
            <text:p>-3,732647</text:p>
          </table:table-cell>
          <table:table-cell table:number-columns-repeated="1019"/>
        </table:table-row>
        <table:table-row table:style-name="ro1">
          <table:table-cell office:value-type="float" office:value="1644.353394">
            <text:p>1644,35339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8661">
            <text:p>0,098661</text:p>
          </table:table-cell>
          <table:table-cell office:value-type="float" office:value="-3.751471">
            <text:p>-3,751471</text:p>
          </table:table-cell>
          <table:table-cell table:number-columns-repeated="1019"/>
        </table:table-row>
        <table:table-row table:style-name="ro1">
          <table:table-cell office:value-type="float" office:value="1644.353394">
            <text:p>1644,353394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098661">
            <text:p>0,098661</text:p>
          </table:table-cell>
          <table:table-cell office:value-type="float" office:value="-3.751471">
            <text:p>-3,751471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1159">
            <text:p>0,101159</text:p>
          </table:table-cell>
          <table:table-cell office:value-type="float" office:value="-3.770294">
            <text:p>-3,770294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1159">
            <text:p>0,101159</text:p>
          </table:table-cell>
          <table:table-cell office:value-type="float" office:value="-3.770294">
            <text:p>-3,770294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03032">
            <text:p>0,103032</text:p>
          </table:table-cell>
          <table:table-cell office:value-type="float" office:value="-3.788824">
            <text:p>-3,788824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03032">
            <text:p>0,103032</text:p>
          </table:table-cell>
          <table:table-cell office:value-type="float" office:value="-3.788824">
            <text:p>-3,788824</text:p>
          </table:table-cell>
          <table:table-cell table:number-columns-repeated="1019"/>
        </table:table-row>
        <table:table-row table:style-name="ro1">
          <table:table-cell office:value-type="float" office:value="1675.575317">
            <text:p>1675,57531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0535">
            <text:p>0,100535</text:p>
          </table:table-cell>
          <table:table-cell office:value-type="float" office:value="-3.808529">
            <text:p>-3,808529</text:p>
          </table:table-cell>
          <table:table-cell table:number-columns-repeated="1019"/>
        </table:table-row>
        <table:table-row table:style-name="ro1">
          <table:table-cell office:value-type="float" office:value="1675.575317">
            <text:p>1675,57531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0535">
            <text:p>0,100535</text:p>
          </table:table-cell>
          <table:table-cell office:value-type="float" office:value="-3.808529">
            <text:p>-3,808529</text:p>
          </table:table-cell>
          <table:table-cell table:number-columns-repeated="1019"/>
        </table:table-row>
        <table:table-row table:style-name="ro1">
          <table:table-cell office:value-type="float" office:value="1706.797241">
            <text:p>1706,79724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2408">
            <text:p>0,102408</text:p>
          </table:table-cell>
          <table:table-cell office:value-type="float" office:value="-3.828235">
            <text:p>-3,828235</text:p>
          </table:table-cell>
          <table:table-cell table:number-columns-repeated="1019"/>
        </table:table-row>
        <table:table-row table:style-name="ro1">
          <table:table-cell office:value-type="float" office:value="1706.797241">
            <text:p>1706,79724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02408">
            <text:p>0,102408</text:p>
          </table:table-cell>
          <table:table-cell office:value-type="float" office:value="-3.828235">
            <text:p>-3,828235</text:p>
          </table:table-cell>
          <table:table-cell table:number-columns-repeated="1019"/>
        </table:table-row>
        <table:table-row table:style-name="ro1">
          <table:table-cell office:value-type="float" office:value="1696.389893">
            <text:p>1696,38989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1783">
            <text:p>0,101783</text:p>
          </table:table-cell>
          <table:table-cell office:value-type="float" office:value="-3.847353">
            <text:p>-3,847353</text:p>
          </table:table-cell>
          <table:table-cell table:number-columns-repeated="1019"/>
        </table:table-row>
        <table:table-row table:style-name="ro1">
          <table:table-cell office:value-type="float" office:value="1696.389893">
            <text:p>1696,38989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1783">
            <text:p>0,101783</text:p>
          </table:table-cell>
          <table:table-cell office:value-type="float" office:value="-3.847353">
            <text:p>-3,847353</text:p>
          </table:table-cell>
          <table:table-cell table:number-columns-repeated="1019"/>
        </table:table-row>
        <table:table-row table:style-name="ro1">
          <table:table-cell office:value-type="float" office:value="1706.797241">
            <text:p>1706,79724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2408">
            <text:p>0,102408</text:p>
          </table:table-cell>
          <table:table-cell office:value-type="float" office:value="-3.866176">
            <text:p>-3,866176</text:p>
          </table:table-cell>
          <table:table-cell table:number-columns-repeated="1019"/>
        </table:table-row>
        <table:table-row table:style-name="ro1">
          <table:table-cell office:value-type="float" office:value="1706.797241">
            <text:p>1706,79724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2408">
            <text:p>0,102408</text:p>
          </table:table-cell>
          <table:table-cell office:value-type="float" office:value="-3.866176">
            <text:p>-3,866176</text:p>
          </table:table-cell>
          <table:table-cell table:number-columns-repeated="1019"/>
        </table:table-row>
        <table:table-row table:style-name="ro1">
          <table:table-cell office:value-type="float" office:value="1727.611816">
            <text:p>1727,61181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3657">
            <text:p>0,103657</text:p>
          </table:table-cell>
          <table:table-cell office:value-type="float" office:value="-3.885588">
            <text:p>-3,885588</text:p>
          </table:table-cell>
          <table:table-cell table:number-columns-repeated="1019"/>
        </table:table-row>
        <table:table-row table:style-name="ro1">
          <table:table-cell office:value-type="float" office:value="1727.611816">
            <text:p>1727,61181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3657">
            <text:p>0,103657</text:p>
          </table:table-cell>
          <table:table-cell office:value-type="float" office:value="-3.885588">
            <text:p>-3,885588</text:p>
          </table:table-cell>
          <table:table-cell table:number-columns-repeated="1019"/>
        </table:table-row>
        <table:table-row table:style-name="ro1">
          <table:table-cell office:value-type="float" office:value="1738.019165">
            <text:p>1738,01916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4281">
            <text:p>0,104281</text:p>
          </table:table-cell>
          <table:table-cell office:value-type="float" office:value="-3.904706">
            <text:p>-3,904706</text:p>
          </table:table-cell>
          <table:table-cell table:number-columns-repeated="1019"/>
        </table:table-row>
        <table:table-row table:style-name="ro1">
          <table:table-cell office:value-type="float" office:value="1738.019165">
            <text:p>1738,01916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4281">
            <text:p>0,104281</text:p>
          </table:table-cell>
          <table:table-cell office:value-type="float" office:value="-3.904706">
            <text:p>-3,904706</text:p>
          </table:table-cell>
          <table:table-cell table:number-columns-repeated="1019"/>
        </table:table-row>
        <table:table-row table:style-name="ro1">
          <table:table-cell office:value-type="float" office:value="1758.83374">
            <text:p>1758,83374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0553">
            <text:p>0,10553</text:p>
          </table:table-cell>
          <table:table-cell office:value-type="float" office:value="-3.925">
            <text:p>-3,925</text:p>
          </table:table-cell>
          <table:table-cell table:number-columns-repeated="1019"/>
        </table:table-row>
        <table:table-row table:style-name="ro1">
          <table:table-cell office:value-type="float" office:value="1758.83374">
            <text:p>1758,833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553">
            <text:p>0,10553</text:p>
          </table:table-cell>
          <table:table-cell office:value-type="float" office:value="-3.925">
            <text:p>-3,925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4906">
            <text:p>0,104906</text:p>
          </table:table-cell>
          <table:table-cell office:value-type="float" office:value="-3.945">
            <text:p>-3,945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104906">
            <text:p>0,104906</text:p>
          </table:table-cell>
          <table:table-cell office:value-type="float" office:value="-3.945">
            <text:p>-3,945</text:p>
          </table:table-cell>
          <table:table-cell table:number-columns-repeated="1019"/>
        </table:table-row>
        <table:table-row table:style-name="ro1">
          <table:table-cell office:value-type="float" office:value="1769.240967">
            <text:p>1769,240967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106154">
            <text:p>0,106154</text:p>
          </table:table-cell>
          <table:table-cell office:value-type="float" office:value="-3.964412">
            <text:p>-3,964412</text:p>
          </table:table-cell>
          <table:table-cell table:number-columns-repeated="1019"/>
        </table:table-row>
        <table:table-row table:style-name="ro1">
          <table:table-cell office:value-type="float" office:value="1769.240967">
            <text:p>1769,24096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6154">
            <text:p>0,106154</text:p>
          </table:table-cell>
          <table:table-cell office:value-type="float" office:value="-3.964412">
            <text:p>-3,964412</text:p>
          </table:table-cell>
          <table:table-cell table:number-columns-repeated="1019"/>
        </table:table-row>
        <table:table-row table:style-name="ro1">
          <table:table-cell office:value-type="float" office:value="1769.240967">
            <text:p>1769,240967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106154">
            <text:p>0,106154</text:p>
          </table:table-cell>
          <table:table-cell office:value-type="float" office:value="-3.984118">
            <text:p>-3,984118</text:p>
          </table:table-cell>
          <table:table-cell table:number-columns-repeated="1019"/>
        </table:table-row>
        <table:table-row table:style-name="ro1">
          <table:table-cell office:value-type="float" office:value="1769.240967">
            <text:p>1769,24096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06154">
            <text:p>0,106154</text:p>
          </table:table-cell>
          <table:table-cell office:value-type="float" office:value="-3.984118">
            <text:p>-3,984118</text:p>
          </table:table-cell>
          <table:table-cell table:number-columns-repeated="1019"/>
        </table:table-row>
        <table:table-row table:style-name="ro1">
          <table:table-cell office:value-type="float" office:value="1769.240967">
            <text:p>1769,24096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06154">
            <text:p>0,106154</text:p>
          </table:table-cell>
          <table:table-cell office:value-type="float" office:value="-4.004117">
            <text:p>-4,004117</text:p>
          </table:table-cell>
          <table:table-cell table:number-columns-repeated="1019"/>
        </table:table-row>
        <table:table-row table:style-name="ro1">
          <table:table-cell office:value-type="float" office:value="1769.240967">
            <text:p>1769,24096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6154">
            <text:p>0,106154</text:p>
          </table:table-cell>
          <table:table-cell office:value-type="float" office:value="-4.004117">
            <text:p>-4,004117</text:p>
          </table:table-cell>
          <table:table-cell table:number-columns-repeated="1019"/>
        </table:table-row>
        <table:table-row table:style-name="ro1">
          <table:table-cell office:value-type="float" office:value="1800.462891">
            <text:p>1800,462891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108028">
            <text:p>0,108028</text:p>
          </table:table-cell>
          <table:table-cell office:value-type="float" office:value="-4.024706">
            <text:p>-4,024706</text:p>
          </table:table-cell>
          <table:table-cell table:number-columns-repeated="1019"/>
        </table:table-row>
        <table:table-row table:style-name="ro1">
          <table:table-cell office:value-type="float" office:value="1800.462891">
            <text:p>1800,46289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8028">
            <text:p>0,108028</text:p>
          </table:table-cell>
          <table:table-cell office:value-type="float" office:value="-4.024706">
            <text:p>-4,024706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08652">
            <text:p>0,108652</text:p>
          </table:table-cell>
          <table:table-cell office:value-type="float" office:value="-4.045588">
            <text:p>-4,045588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08652">
            <text:p>0,108652</text:p>
          </table:table-cell>
          <table:table-cell office:value-type="float" office:value="-4.045588">
            <text:p>-4,045588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8652">
            <text:p>0,108652</text:p>
          </table:table-cell>
          <table:table-cell office:value-type="float" office:value="-4.064706">
            <text:p>-4,064706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108652">
            <text:p>0,108652</text:p>
          </table:table-cell>
          <table:table-cell office:value-type="float" office:value="-4.064706">
            <text:p>-4,064706</text:p>
          </table:table-cell>
          <table:table-cell table:number-columns-repeated="1019"/>
        </table:table-row>
        <table:table-row table:style-name="ro1">
          <table:table-cell office:value-type="float" office:value="1831.684814">
            <text:p>1831,68481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9901">
            <text:p>0,109901</text:p>
          </table:table-cell>
          <table:table-cell office:value-type="float" office:value="-4.084412">
            <text:p>-4,084412</text:p>
          </table:table-cell>
          <table:table-cell table:number-columns-repeated="1019"/>
        </table:table-row>
        <table:table-row table:style-name="ro1">
          <table:table-cell office:value-type="float" office:value="1831.684814">
            <text:p>1831,68481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9901">
            <text:p>0,109901</text:p>
          </table:table-cell>
          <table:table-cell office:value-type="float" office:value="-4.084412">
            <text:p>-4,084412</text:p>
          </table:table-cell>
          <table:table-cell table:number-columns-repeated="1019"/>
        </table:table-row>
        <table:table-row table:style-name="ro1">
          <table:table-cell office:value-type="float" office:value="1821.277466">
            <text:p>1821,2774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9277">
            <text:p>0,109277</text:p>
          </table:table-cell>
          <table:table-cell office:value-type="float" office:value="-4.104118">
            <text:p>-4,104118</text:p>
          </table:table-cell>
          <table:table-cell table:number-columns-repeated="1019"/>
        </table:table-row>
        <table:table-row table:style-name="ro1">
          <table:table-cell office:value-type="float" office:value="1821.277466">
            <text:p>1821,27746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09277">
            <text:p>0,109277</text:p>
          </table:table-cell>
          <table:table-cell office:value-type="float" office:value="-4.104118">
            <text:p>-4,104118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10526">
            <text:p>0,110526</text:p>
          </table:table-cell>
          <table:table-cell office:value-type="float" office:value="-4.124118">
            <text:p>-4,124118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0526">
            <text:p>0,110526</text:p>
          </table:table-cell>
          <table:table-cell office:value-type="float" office:value="-4.124118">
            <text:p>-4,124118</text:p>
          </table:table-cell>
          <table:table-cell table:number-columns-repeated="1019"/>
        </table:table-row>
        <table:table-row table:style-name="ro1">
          <table:table-cell office:value-type="float" office:value="1862.906738">
            <text:p>1862,906738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111774">
            <text:p>0,111774</text:p>
          </table:table-cell>
          <table:table-cell office:value-type="float" office:value="-4.144706">
            <text:p>-4,144706</text:p>
          </table:table-cell>
          <table:table-cell table:number-columns-repeated="1019"/>
        </table:table-row>
        <table:table-row table:style-name="ro1">
          <table:table-cell office:value-type="float" office:value="1862.906738">
            <text:p>1862,90673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1774">
            <text:p>0,111774</text:p>
          </table:table-cell>
          <table:table-cell office:value-type="float" office:value="-4.144706">
            <text:p>-4,144706</text:p>
          </table:table-cell>
          <table:table-cell table:number-columns-repeated="1019"/>
        </table:table-row>
        <table:table-row table:style-name="ro1">
          <table:table-cell office:value-type="float" office:value="1883.721313">
            <text:p>1883,72131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3023">
            <text:p>0,113023</text:p>
          </table:table-cell>
          <table:table-cell office:value-type="float" office:value="-4.165">
            <text:p>-4,165</text:p>
          </table:table-cell>
          <table:table-cell table:number-columns-repeated="1019"/>
        </table:table-row>
        <table:table-row table:style-name="ro1">
          <table:table-cell office:value-type="float" office:value="1883.721313">
            <text:p>1883,721313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13023">
            <text:p>0,113023</text:p>
          </table:table-cell>
          <table:table-cell office:value-type="float" office:value="-4.165">
            <text:p>-4,165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4272">
            <text:p>0,114272</text:p>
          </table:table-cell>
          <table:table-cell office:value-type="float" office:value="-4.184706">
            <text:p>-4,184706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4272">
            <text:p>0,114272</text:p>
          </table:table-cell>
          <table:table-cell office:value-type="float" office:value="-4.184706">
            <text:p>-4,184706</text:p>
          </table:table-cell>
          <table:table-cell table:number-columns-repeated="1019"/>
        </table:table-row>
        <table:table-row table:style-name="ro1">
          <table:table-cell office:value-type="float" office:value="1914.943237">
            <text:p>1914,94323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4897">
            <text:p>0,114897</text:p>
          </table:table-cell>
          <table:table-cell office:value-type="float" office:value="-4.204412">
            <text:p>-4,204412</text:p>
          </table:table-cell>
          <table:table-cell table:number-columns-repeated="1019"/>
        </table:table-row>
        <table:table-row table:style-name="ro1">
          <table:table-cell office:value-type="float" office:value="1914.943237">
            <text:p>1914,94323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4897">
            <text:p>0,114897</text:p>
          </table:table-cell>
          <table:table-cell office:value-type="float" office:value="-4.204412">
            <text:p>-4,204412</text:p>
          </table:table-cell>
          <table:table-cell table:number-columns-repeated="1019"/>
        </table:table-row>
        <table:table-row table:style-name="ro1">
          <table:table-cell office:value-type="float" office:value="1914.943237">
            <text:p>1914,94323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4897">
            <text:p>0,114897</text:p>
          </table:table-cell>
          <table:table-cell office:value-type="float" office:value="-4.224706">
            <text:p>-4,224706</text:p>
          </table:table-cell>
          <table:table-cell table:number-columns-repeated="1019"/>
        </table:table-row>
        <table:table-row table:style-name="ro1">
          <table:table-cell office:value-type="float" office:value="1914.943237">
            <text:p>1914,94323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4897">
            <text:p>0,114897</text:p>
          </table:table-cell>
          <table:table-cell office:value-type="float" office:value="-4.224706">
            <text:p>-4,224706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4272">
            <text:p>0,114272</text:p>
          </table:table-cell>
          <table:table-cell office:value-type="float" office:value="-4.244412">
            <text:p>-4,244412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4272">
            <text:p>0,114272</text:p>
          </table:table-cell>
          <table:table-cell office:value-type="float" office:value="-4.244412">
            <text:p>-4,244412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4272">
            <text:p>0,114272</text:p>
          </table:table-cell>
          <table:table-cell office:value-type="float" office:value="-4.264412">
            <text:p>-4,264412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4272">
            <text:p>0,114272</text:p>
          </table:table-cell>
          <table:table-cell office:value-type="float" office:value="-4.264412">
            <text:p>-4,264412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6145">
            <text:p>0,116145</text:p>
          </table:table-cell>
          <table:table-cell office:value-type="float" office:value="-4.282353">
            <text:p>-4,282353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16145">
            <text:p>0,116145</text:p>
          </table:table-cell>
          <table:table-cell office:value-type="float" office:value="-4.301177">
            <text:p>-4,301177</text:p>
          </table:table-cell>
          <table:table-cell table:number-columns-repeated="1019"/>
        </table:table-row>
        <table:table-row table:style-name="ro1">
          <table:table-cell office:value-type="float" office:value="1925.350464">
            <text:p>1925,35046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5521">
            <text:p>0,115521</text:p>
          </table:table-cell>
          <table:table-cell office:value-type="float" office:value="-4.301177">
            <text:p>-4,301177</text:p>
          </table:table-cell>
          <table:table-cell table:number-columns-repeated="1019"/>
        </table:table-row>
        <table:table-row table:style-name="ro1">
          <table:table-cell office:value-type="float" office:value="1925.350464">
            <text:p>1925,35046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15521">
            <text:p>0,115521</text:p>
          </table:table-cell>
          <table:table-cell office:value-type="float" office:value="-4.320294">
            <text:p>-4,320294</text:p>
          </table:table-cell>
          <table:table-cell table:number-columns-repeated="1019"/>
        </table:table-row>
        <table:table-row table:style-name="ro1">
          <table:table-cell office:value-type="float" office:value="1946.165161">
            <text:p>1946,165161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1677">
            <text:p>0,11677</text:p>
          </table:table-cell>
          <table:table-cell office:value-type="float" office:value="-4.320294">
            <text:p>-4,320294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8019">
            <text:p>0,118019</text:p>
          </table:table-cell>
          <table:table-cell office:value-type="float" office:value="-4.339706">
            <text:p>-4,339706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18019">
            <text:p>0,118019</text:p>
          </table:table-cell>
          <table:table-cell office:value-type="float" office:value="-4.339706">
            <text:p>-4,339706</text:p>
          </table:table-cell>
          <table:table-cell table:number-columns-repeated="1019"/>
        </table:table-row>
        <table:table-row table:style-name="ro1">
          <table:table-cell office:value-type="float" office:value="1987.794312">
            <text:p>1987,79431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9268">
            <text:p>0,119268</text:p>
          </table:table-cell>
          <table:table-cell office:value-type="float" office:value="-4.359118">
            <text:p>-4,359118</text:p>
          </table:table-cell>
          <table:table-cell table:number-columns-repeated="1019"/>
        </table:table-row>
        <table:table-row table:style-name="ro1">
          <table:table-cell office:value-type="float" office:value="1987.794312">
            <text:p>1987,79431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19268">
            <text:p>0,119268</text:p>
          </table:table-cell>
          <table:table-cell office:value-type="float" office:value="-4.359118">
            <text:p>-4,359118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19892">
            <text:p>0,119892</text:p>
          </table:table-cell>
          <table:table-cell office:value-type="float" office:value="-4.37853">
            <text:p>-4,37853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9892">
            <text:p>0,119892</text:p>
          </table:table-cell>
          <table:table-cell office:value-type="float" office:value="-4.37853">
            <text:p>-4,37853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9892">
            <text:p>0,119892</text:p>
          </table:table-cell>
          <table:table-cell office:value-type="float" office:value="-4.397647">
            <text:p>-4,397647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19892">
            <text:p>0,119892</text:p>
          </table:table-cell>
          <table:table-cell office:value-type="float" office:value="-4.397647">
            <text:p>-4,397647</text:p>
          </table:table-cell>
          <table:table-cell table:number-columns-repeated="1019"/>
        </table:table-row>
        <table:table-row table:style-name="ro1">
          <table:table-cell office:value-type="float" office:value="2008.608887">
            <text:p>2008,60888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20517">
            <text:p>0,120517</text:p>
          </table:table-cell>
          <table:table-cell office:value-type="float" office:value="-4.416176">
            <text:p>-4,416176</text:p>
          </table:table-cell>
          <table:table-cell table:number-columns-repeated="1019"/>
        </table:table-row>
        <table:table-row table:style-name="ro1">
          <table:table-cell office:value-type="float" office:value="2008.608887">
            <text:p>2008,60888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20517">
            <text:p>0,120517</text:p>
          </table:table-cell>
          <table:table-cell office:value-type="float" office:value="-4.416176">
            <text:p>-4,416176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9892">
            <text:p>0,119892</text:p>
          </table:table-cell>
          <table:table-cell office:value-type="float" office:value="-4.435883">
            <text:p>-4,435883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19892">
            <text:p>0,119892</text:p>
          </table:table-cell>
          <table:table-cell office:value-type="float" office:value="-4.435883">
            <text:p>-4,435883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3">
            <text:p>-0,003253</text:p>
          </table:table-cell>
          <table:table-cell office:value-type="float" office:value="-0.003226">
            <text:p>-0,003226</text:p>
          </table:table-cell>
          <table:table-cell office:value-type="float" office:value="0.123014">
            <text:p>0,123014</text:p>
          </table:table-cell>
          <table:table-cell office:value-type="float" office:value="-4.455294">
            <text:p>-4,455294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23014">
            <text:p>0,123014</text:p>
          </table:table-cell>
          <table:table-cell office:value-type="float" office:value="-4.455294">
            <text:p>-4,455294</text:p>
          </table:table-cell>
          <table:table-cell table:number-columns-repeated="1019"/>
        </table:table-row>
        <table:table-row table:style-name="ro1">
          <table:table-cell office:value-type="float" office:value="2029.423462">
            <text:p>2029,423462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21765">
            <text:p>0,121765</text:p>
          </table:table-cell>
          <table:table-cell office:value-type="float" office:value="-4.473529">
            <text:p>-4,473529</text:p>
          </table:table-cell>
          <table:table-cell table:number-columns-repeated="1019"/>
        </table:table-row>
        <table:table-row table:style-name="ro1">
          <table:table-cell office:value-type="float" office:value="2029.423462">
            <text:p>2029,42346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21765">
            <text:p>0,121765</text:p>
          </table:table-cell>
          <table:table-cell office:value-type="float" office:value="-4.473529">
            <text:p>-4,473529</text:p>
          </table:table-cell>
          <table:table-cell table:number-columns-repeated="1019"/>
        </table:table-row>
        <table:table-row table:style-name="ro1">
          <table:table-cell office:value-type="float" office:value="2019.016235">
            <text:p>2019,01623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21141">
            <text:p>0,121141</text:p>
          </table:table-cell>
          <table:table-cell office:value-type="float" office:value="-4.494412">
            <text:p>-4,494412</text:p>
          </table:table-cell>
          <table:table-cell table:number-columns-repeated="1019"/>
        </table:table-row>
        <table:table-row table:style-name="ro1">
          <table:table-cell office:value-type="float" office:value="2019.016235">
            <text:p>2019,01623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1141">
            <text:p>0,121141</text:p>
          </table:table-cell>
          <table:table-cell office:value-type="float" office:value="-4.494412">
            <text:p>-4,494412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3014">
            <text:p>0,123014</text:p>
          </table:table-cell>
          <table:table-cell office:value-type="float" office:value="-4.514706">
            <text:p>-4,514706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23014">
            <text:p>0,123014</text:p>
          </table:table-cell>
          <table:table-cell office:value-type="float" office:value="-4.514706">
            <text:p>-4,514706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3014">
            <text:p>0,123014</text:p>
          </table:table-cell>
          <table:table-cell office:value-type="float" office:value="-4.534118">
            <text:p>-4,534118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23014">
            <text:p>0,123014</text:p>
          </table:table-cell>
          <table:table-cell office:value-type="float" office:value="-4.534118">
            <text:p>-4,534118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123014">
            <text:p>0,123014</text:p>
          </table:table-cell>
          <table:table-cell office:value-type="float" office:value="-4.554412">
            <text:p>-4,554412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23014">
            <text:p>0,123014</text:p>
          </table:table-cell>
          <table:table-cell office:value-type="float" office:value="-4.554412">
            <text:p>-4,554412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3639">
            <text:p>0,123639</text:p>
          </table:table-cell>
          <table:table-cell office:value-type="float" office:value="-4.573823">
            <text:p>-4,573823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23639">
            <text:p>0,123639</text:p>
          </table:table-cell>
          <table:table-cell office:value-type="float" office:value="-4.573823">
            <text:p>-4,573823</text:p>
          </table:table-cell>
          <table:table-cell table:number-columns-repeated="1019"/>
        </table:table-row>
        <table:table-row table:style-name="ro1">
          <table:table-cell office:value-type="float" office:value="2071.052734">
            <text:p>2071,05273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24263">
            <text:p>0,124263</text:p>
          </table:table-cell>
          <table:table-cell office:value-type="float" office:value="-4.594118">
            <text:p>-4,594118</text:p>
          </table:table-cell>
          <table:table-cell table:number-columns-repeated="1019"/>
        </table:table-row>
        <table:table-row table:style-name="ro1">
          <table:table-cell office:value-type="float" office:value="2071.052734">
            <text:p>2071,05273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24263">
            <text:p>0,124263</text:p>
          </table:table-cell>
          <table:table-cell office:value-type="float" office:value="-4.594118">
            <text:p>-4,594118</text:p>
          </table:table-cell>
          <table:table-cell table:number-columns-repeated="1019"/>
        </table:table-row>
        <table:table-row table:style-name="ro1">
          <table:table-cell office:value-type="float" office:value="2091.867432">
            <text:p>2091,867432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25512">
            <text:p>0,125512</text:p>
          </table:table-cell>
          <table:table-cell office:value-type="float" office:value="-4.612353">
            <text:p>-4,612353</text:p>
          </table:table-cell>
          <table:table-cell table:number-columns-repeated="1019"/>
        </table:table-row>
        <table:table-row table:style-name="ro1">
          <table:table-cell office:value-type="float" office:value="2091.867432">
            <text:p>2091,86743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25512">
            <text:p>0,125512</text:p>
          </table:table-cell>
          <table:table-cell office:value-type="float" office:value="-4.631471">
            <text:p>-4,631471</text:p>
          </table:table-cell>
          <table:table-cell table:number-columns-repeated="1019"/>
        </table:table-row>
        <table:table-row table:style-name="ro1">
          <table:table-cell office:value-type="float" office:value="2081.459961">
            <text:p>2081,45996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24888">
            <text:p>0,124888</text:p>
          </table:table-cell>
          <table:table-cell office:value-type="float" office:value="-4.631471">
            <text:p>-4,631471</text:p>
          </table:table-cell>
          <table:table-cell table:number-columns-repeated="1019"/>
        </table:table-row>
        <table:table-row table:style-name="ro1">
          <table:table-cell office:value-type="float" office:value="2081.459961">
            <text:p>2081,45996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24888">
            <text:p>0,124888</text:p>
          </table:table-cell>
          <table:table-cell office:value-type="float" office:value="-4.650882">
            <text:p>-4,650882</text:p>
          </table:table-cell>
          <table:table-cell table:number-columns-repeated="1019"/>
        </table:table-row>
        <table:table-row table:style-name="ro1">
          <table:table-cell office:value-type="float" office:value="2102.274658">
            <text:p>2102,27465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6136">
            <text:p>0,126136</text:p>
          </table:table-cell>
          <table:table-cell office:value-type="float" office:value="-4.650882">
            <text:p>-4,650882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7385">
            <text:p>0,127385</text:p>
          </table:table-cell>
          <table:table-cell office:value-type="float" office:value="-4.669412">
            <text:p>-4,669412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27385">
            <text:p>0,127385</text:p>
          </table:table-cell>
          <table:table-cell office:value-type="float" office:value="-4.669412">
            <text:p>-4,669412</text:p>
          </table:table-cell>
          <table:table-cell table:number-columns-repeated="1019"/>
        </table:table-row>
        <table:table-row table:style-name="ro1">
          <table:table-cell office:value-type="float" office:value="2143.903809">
            <text:p>2143,90380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28634">
            <text:p>0,128634</text:p>
          </table:table-cell>
          <table:table-cell office:value-type="float" office:value="-4.688824">
            <text:p>-4,688824</text:p>
          </table:table-cell>
          <table:table-cell table:number-columns-repeated="1019"/>
        </table:table-row>
        <table:table-row table:style-name="ro1">
          <table:table-cell office:value-type="float" office:value="2143.903809">
            <text:p>2143,90380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28634">
            <text:p>0,128634</text:p>
          </table:table-cell>
          <table:table-cell office:value-type="float" office:value="-4.688824">
            <text:p>-4,688824</text:p>
          </table:table-cell>
          <table:table-cell table:number-columns-repeated="1019"/>
        </table:table-row>
        <table:table-row table:style-name="ro1">
          <table:table-cell office:value-type="float" office:value="2133.496582">
            <text:p>2133,49658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801">
            <text:p>0,12801</text:p>
          </table:table-cell>
          <table:table-cell office:value-type="float" office:value="-4.707647">
            <text:p>-4,707647</text:p>
          </table:table-cell>
          <table:table-cell table:number-columns-repeated="1019"/>
        </table:table-row>
        <table:table-row table:style-name="ro1">
          <table:table-cell office:value-type="float" office:value="2133.496582">
            <text:p>2133,49658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2801">
            <text:p>0,12801</text:p>
          </table:table-cell>
          <table:table-cell office:value-type="float" office:value="-4.707647">
            <text:p>-4,707647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9259">
            <text:p>0,129259</text:p>
          </table:table-cell>
          <table:table-cell office:value-type="float" office:value="-4.727059">
            <text:p>-4,727059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29259">
            <text:p>0,129259</text:p>
          </table:table-cell>
          <table:table-cell office:value-type="float" office:value="-4.727059">
            <text:p>-4,727059</text:p>
          </table:table-cell>
          <table:table-cell table:number-columns-repeated="1019"/>
        </table:table-row>
        <table:table-row table:style-name="ro1">
          <table:table-cell office:value-type="float" office:value="2133.496582">
            <text:p>2133,496582</text:p>
          </table:table-cell>
          <table:table-cell office:value-type="float" office:value="-0.003258">
            <text:p>-0,003258</text:p>
          </table:table-cell>
          <table:table-cell office:value-type="float" office:value="-0.003219">
            <text:p>-0,003219</text:p>
          </table:table-cell>
          <table:table-cell office:value-type="float" office:value="0.12801">
            <text:p>0,12801</text:p>
          </table:table-cell>
          <table:table-cell office:value-type="float" office:value="-4.746176">
            <text:p>-4,746176</text:p>
          </table:table-cell>
          <table:table-cell table:number-columns-repeated="1019"/>
        </table:table-row>
        <table:table-row table:style-name="ro1">
          <table:table-cell office:value-type="float" office:value="2133.496582">
            <text:p>2133,49658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2801">
            <text:p>0,12801</text:p>
          </table:table-cell>
          <table:table-cell office:value-type="float" office:value="-4.746176">
            <text:p>-4,746176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29259">
            <text:p>0,129259</text:p>
          </table:table-cell>
          <table:table-cell office:value-type="float" office:value="-4.765294">
            <text:p>-4,765294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9259">
            <text:p>0,129259</text:p>
          </table:table-cell>
          <table:table-cell office:value-type="float" office:value="-4.765294">
            <text:p>-4,765294</text:p>
          </table:table-cell>
          <table:table-cell table:number-columns-repeated="1019"/>
        </table:table-row>
        <table:table-row table:style-name="ro1">
          <table:table-cell office:value-type="float" office:value="2175.125732">
            <text:p>2175,12573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30508">
            <text:p>0,130508</text:p>
          </table:table-cell>
          <table:table-cell office:value-type="float" office:value="-4.784412">
            <text:p>-4,784412</text:p>
          </table:table-cell>
          <table:table-cell table:number-columns-repeated="1019"/>
        </table:table-row>
        <table:table-row table:style-name="ro1">
          <table:table-cell office:value-type="float" office:value="2175.125732">
            <text:p>2175,12573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30508">
            <text:p>0,130508</text:p>
          </table:table-cell>
          <table:table-cell office:value-type="float" office:value="-4.784412">
            <text:p>-4,784412</text:p>
          </table:table-cell>
          <table:table-cell table:number-columns-repeated="1019"/>
        </table:table-row>
        <table:table-row table:style-name="ro1">
          <table:table-cell office:value-type="float" office:value="2164.718506">
            <text:p>2164,71850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29883">
            <text:p>0,129883</text:p>
          </table:table-cell>
          <table:table-cell office:value-type="float" office:value="-4.803236">
            <text:p>-4,803236</text:p>
          </table:table-cell>
          <table:table-cell table:number-columns-repeated="1019"/>
        </table:table-row>
        <table:table-row table:style-name="ro1">
          <table:table-cell office:value-type="float" office:value="2164.718506">
            <text:p>2164,71850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29883">
            <text:p>0,129883</text:p>
          </table:table-cell>
          <table:table-cell office:value-type="float" office:value="-4.803236">
            <text:p>-4,803236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4">
            <text:p>-0,003254</text:p>
          </table:table-cell>
          <table:table-cell office:value-type="float" office:value="-0.003219">
            <text:p>-0,003219</text:p>
          </table:table-cell>
          <table:table-cell office:value-type="float" office:value="0.131132">
            <text:p>0,131132</text:p>
          </table:table-cell>
          <table:table-cell office:value-type="float" office:value="-4.824412">
            <text:p>-4,824412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1132">
            <text:p>0,131132</text:p>
          </table:table-cell>
          <table:table-cell office:value-type="float" office:value="-4.824412">
            <text:p>-4,824412</text:p>
          </table:table-cell>
          <table:table-cell table:number-columns-repeated="1019"/>
        </table:table-row>
        <table:table-row table:style-name="ro1">
          <table:table-cell office:value-type="float" office:value="2175.125732">
            <text:p>2175,12573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30508">
            <text:p>0,130508</text:p>
          </table:table-cell>
          <table:table-cell office:value-type="float" office:value="-4.844412">
            <text:p>-4,844412</text:p>
          </table:table-cell>
          <table:table-cell table:number-columns-repeated="1019"/>
        </table:table-row>
        <table:table-row table:style-name="ro1">
          <table:table-cell office:value-type="float" office:value="2175.125732">
            <text:p>2175,12573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30508">
            <text:p>0,130508</text:p>
          </table:table-cell>
          <table:table-cell office:value-type="float" office:value="-4.844412">
            <text:p>-4,844412</text:p>
          </table:table-cell>
          <table:table-cell table:number-columns-repeated="1019"/>
        </table:table-row>
        <table:table-row table:style-name="ro1">
          <table:table-cell office:value-type="float" office:value="2206.347656">
            <text:p>2206,34765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2381">
            <text:p>0,132381</text:p>
          </table:table-cell>
          <table:table-cell office:value-type="float" office:value="-4.863529">
            <text:p>-4,863529</text:p>
          </table:table-cell>
          <table:table-cell table:number-columns-repeated="1019"/>
        </table:table-row>
        <table:table-row table:style-name="ro1">
          <table:table-cell office:value-type="float" office:value="2206.347656">
            <text:p>2206,347656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132381">
            <text:p>0,132381</text:p>
          </table:table-cell>
          <table:table-cell office:value-type="float" office:value="-4.863529">
            <text:p>-4,863529</text:p>
          </table:table-cell>
          <table:table-cell table:number-columns-repeated="1019"/>
        </table:table-row>
        <table:table-row table:style-name="ro1">
          <table:table-cell office:value-type="float" office:value="2227.162109">
            <text:p>2227,16210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3363">
            <text:p>0,13363</text:p>
          </table:table-cell>
          <table:table-cell office:value-type="float" office:value="-4.882353">
            <text:p>-4,882353</text:p>
          </table:table-cell>
          <table:table-cell table:number-columns-repeated="1019"/>
        </table:table-row>
        <table:table-row table:style-name="ro1">
          <table:table-cell office:value-type="float" office:value="2227.162109">
            <text:p>2227,16210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3363">
            <text:p>0,13363</text:p>
          </table:table-cell>
          <table:table-cell office:value-type="float" office:value="-4.882353">
            <text:p>-4,882353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33005">
            <text:p>0,133005</text:p>
          </table:table-cell>
          <table:table-cell office:value-type="float" office:value="-4.902059">
            <text:p>-4,902059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133005">
            <text:p>0,133005</text:p>
          </table:table-cell>
          <table:table-cell office:value-type="float" office:value="-4.920588">
            <text:p>-4,920588</text:p>
          </table:table-cell>
          <table:table-cell table:number-columns-repeated="1019"/>
        </table:table-row>
        <table:table-row table:style-name="ro1">
          <table:table-cell office:value-type="float" office:value="2237.56958">
            <text:p>2237,56958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34254">
            <text:p>0,134254</text:p>
          </table:table-cell>
          <table:table-cell office:value-type="float" office:value="-4.920588">
            <text:p>-4,920588</text:p>
          </table:table-cell>
          <table:table-cell table:number-columns-repeated="1019"/>
        </table:table-row>
        <table:table-row table:style-name="ro1">
          <table:table-cell office:value-type="float" office:value="2227.162109">
            <text:p>2227,162109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13363">
            <text:p>0,13363</text:p>
          </table:table-cell>
          <table:table-cell office:value-type="float" office:value="-4.939412">
            <text:p>-4,939412</text:p>
          </table:table-cell>
          <table:table-cell table:number-columns-repeated="1019"/>
        </table:table-row>
        <table:table-row table:style-name="ro1">
          <table:table-cell office:value-type="float" office:value="2227.162109">
            <text:p>2227,16210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3363">
            <text:p>0,13363</text:p>
          </table:table-cell>
          <table:table-cell office:value-type="float" office:value="-4.939412">
            <text:p>-4,939412</text:p>
          </table:table-cell>
          <table:table-cell table:number-columns-repeated="1019"/>
        </table:table-row>
        <table:table-row table:style-name="ro1">
          <table:table-cell office:value-type="float" office:value="2237.56958">
            <text:p>2237,5695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34254">
            <text:p>0,134254</text:p>
          </table:table-cell>
          <table:table-cell office:value-type="float" office:value="-4.958529">
            <text:p>-4,958529</text:p>
          </table:table-cell>
          <table:table-cell table:number-columns-repeated="1019"/>
        </table:table-row>
        <table:table-row table:style-name="ro1">
          <table:table-cell office:value-type="float" office:value="2237.56958">
            <text:p>2237,5695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4254">
            <text:p>0,134254</text:p>
          </table:table-cell>
          <table:table-cell office:value-type="float" office:value="-4.958529">
            <text:p>-4,958529</text:p>
          </table:table-cell>
          <table:table-cell table:number-columns-repeated="1019"/>
        </table:table-row>
        <table:table-row table:style-name="ro1">
          <table:table-cell office:value-type="float" office:value="2268.791504">
            <text:p>2268,79150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6127">
            <text:p>0,136127</text:p>
          </table:table-cell>
          <table:table-cell office:value-type="float" office:value="-4.977353">
            <text:p>-4,977353</text:p>
          </table:table-cell>
          <table:table-cell table:number-columns-repeated="1019"/>
        </table:table-row>
        <table:table-row table:style-name="ro1">
          <table:table-cell office:value-type="float" office:value="2268.791504">
            <text:p>2268,791504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36127">
            <text:p>0,136127</text:p>
          </table:table-cell>
          <table:table-cell office:value-type="float" office:value="-4.977353">
            <text:p>-4,977353</text:p>
          </table:table-cell>
          <table:table-cell table:number-columns-repeated="1019"/>
        </table:table-row>
        <table:table-row table:style-name="ro1">
          <table:table-cell office:value-type="float" office:value="2258.384033">
            <text:p>2258,38403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35503">
            <text:p>0,135503</text:p>
          </table:table-cell>
          <table:table-cell office:value-type="float" office:value="-4.996765">
            <text:p>-4,996765</text:p>
          </table:table-cell>
          <table:table-cell table:number-columns-repeated="1019"/>
        </table:table-row>
        <table:table-row table:style-name="ro1">
          <table:table-cell office:value-type="float" office:value="2258.384033">
            <text:p>2258,38403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5503">
            <text:p>0,135503</text:p>
          </table:table-cell>
          <table:table-cell office:value-type="float" office:value="-4.996765">
            <text:p>-4,996765</text:p>
          </table:table-cell>
          <table:table-cell table:number-columns-repeated="1019"/>
        </table:table-row>
        <table:table-row table:style-name="ro1">
          <table:table-cell office:value-type="float" office:value="2268.791504">
            <text:p>2268,79150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36127">
            <text:p>0,136127</text:p>
          </table:table-cell>
          <table:table-cell office:value-type="float" office:value="-5.01647">
            <text:p>-5,01647</text:p>
          </table:table-cell>
          <table:table-cell table:number-columns-repeated="1019"/>
        </table:table-row>
        <table:table-row table:style-name="ro1">
          <table:table-cell office:value-type="float" office:value="2268.791504">
            <text:p>2268,79150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36127">
            <text:p>0,136127</text:p>
          </table:table-cell>
          <table:table-cell office:value-type="float" office:value="-5.01647">
            <text:p>-5,01647</text:p>
          </table:table-cell>
          <table:table-cell table:number-columns-repeated="1019"/>
        </table:table-row>
        <table:table-row table:style-name="ro1">
          <table:table-cell office:value-type="float" office:value="2258.384033">
            <text:p>2258,38403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5503">
            <text:p>0,135503</text:p>
          </table:table-cell>
          <table:table-cell office:value-type="float" office:value="-5.035">
            <text:p>-5,035</text:p>
          </table:table-cell>
          <table:table-cell table:number-columns-repeated="1019"/>
        </table:table-row>
        <table:table-row table:style-name="ro1">
          <table:table-cell office:value-type="float" office:value="2258.384033">
            <text:p>2258,38403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5503">
            <text:p>0,135503</text:p>
          </table:table-cell>
          <table:table-cell office:value-type="float" office:value="-5.035">
            <text:p>-5,035</text:p>
          </table:table-cell>
          <table:table-cell table:number-columns-repeated="1019"/>
        </table:table-row>
        <table:table-row table:style-name="ro1">
          <table:table-cell office:value-type="float" office:value="2268.791504">
            <text:p>2268,79150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36127">
            <text:p>0,136127</text:p>
          </table:table-cell>
          <table:table-cell office:value-type="float" office:value="-5.054706">
            <text:p>-5,054706</text:p>
          </table:table-cell>
          <table:table-cell table:number-columns-repeated="1019"/>
        </table:table-row>
        <table:table-row table:style-name="ro1">
          <table:table-cell office:value-type="float" office:value="2268.791504">
            <text:p>2268,79150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36127">
            <text:p>0,136127</text:p>
          </table:table-cell>
          <table:table-cell office:value-type="float" office:value="-5.054706">
            <text:p>-5,054706</text:p>
          </table:table-cell>
          <table:table-cell table:number-columns-repeated="1019"/>
        </table:table-row>
        <table:table-row table:style-name="ro1">
          <table:table-cell office:value-type="float" office:value="2300.013428">
            <text:p>2300,01342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8001">
            <text:p>0,138001</text:p>
          </table:table-cell>
          <table:table-cell office:value-type="float" office:value="-5.073823">
            <text:p>-5,073823</text:p>
          </table:table-cell>
          <table:table-cell table:number-columns-repeated="1019"/>
        </table:table-row>
        <table:table-row table:style-name="ro1">
          <table:table-cell office:value-type="float" office:value="2300.013428">
            <text:p>2300,01342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38001">
            <text:p>0,138001</text:p>
          </table:table-cell>
          <table:table-cell office:value-type="float" office:value="-5.073823">
            <text:p>-5,073823</text:p>
          </table:table-cell>
          <table:table-cell table:number-columns-repeated="1019"/>
        </table:table-row>
        <table:table-row table:style-name="ro1">
          <table:table-cell office:value-type="float" office:value="2289.605957">
            <text:p>2289,60595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7376">
            <text:p>0,137376</text:p>
          </table:table-cell>
          <table:table-cell office:value-type="float" office:value="-5.094118">
            <text:p>-5,094118</text:p>
          </table:table-cell>
          <table:table-cell table:number-columns-repeated="1019"/>
        </table:table-row>
        <table:table-row table:style-name="ro1">
          <table:table-cell office:value-type="float" office:value="2289.605957">
            <text:p>2289,60595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7376">
            <text:p>0,137376</text:p>
          </table:table-cell>
          <table:table-cell office:value-type="float" office:value="-5.094118">
            <text:p>-5,094118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8625">
            <text:p>0,138625</text:p>
          </table:table-cell>
          <table:table-cell office:value-type="float" office:value="-5.113823">
            <text:p>-5,113823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8625">
            <text:p>0,138625</text:p>
          </table:table-cell>
          <table:table-cell office:value-type="float" office:value="-5.113823">
            <text:p>-5,113823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9874">
            <text:p>0,139874</text:p>
          </table:table-cell>
          <table:table-cell office:value-type="float" office:value="-5.133529">
            <text:p>-5,133529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39874">
            <text:p>0,139874</text:p>
          </table:table-cell>
          <table:table-cell office:value-type="float" office:value="-5.133529">
            <text:p>-5,133529</text:p>
          </table:table-cell>
          <table:table-cell table:number-columns-repeated="1019"/>
        </table:table-row>
        <table:table-row table:style-name="ro1">
          <table:table-cell office:value-type="float" office:value="2320.827881">
            <text:p>2320,82788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3925">
            <text:p>0,13925</text:p>
          </table:table-cell>
          <table:table-cell office:value-type="float" office:value="-5.15353">
            <text:p>-5,15353</text:p>
          </table:table-cell>
          <table:table-cell table:number-columns-repeated="1019"/>
        </table:table-row>
        <table:table-row table:style-name="ro1">
          <table:table-cell office:value-type="float" office:value="2320.827881">
            <text:p>2320,82788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925">
            <text:p>0,13925</text:p>
          </table:table-cell>
          <table:table-cell office:value-type="float" office:value="-5.15353">
            <text:p>-5,15353</text:p>
          </table:table-cell>
          <table:table-cell table:number-columns-repeated="1019"/>
        </table:table-row>
        <table:table-row table:style-name="ro1">
          <table:table-cell office:value-type="float" office:value="2320.827881">
            <text:p>2320,82788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3925">
            <text:p>0,13925</text:p>
          </table:table-cell>
          <table:table-cell office:value-type="float" office:value="-5.17353">
            <text:p>-5,17353</text:p>
          </table:table-cell>
          <table:table-cell table:number-columns-repeated="1019"/>
        </table:table-row>
        <table:table-row table:style-name="ro1">
          <table:table-cell office:value-type="float" office:value="2320.827881">
            <text:p>2320,82788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3925">
            <text:p>0,13925</text:p>
          </table:table-cell>
          <table:table-cell office:value-type="float" office:value="-5.17353">
            <text:p>-5,17353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40499">
            <text:p>0,140499</text:p>
          </table:table-cell>
          <table:table-cell office:value-type="float" office:value="-5.194118">
            <text:p>-5,194118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40499">
            <text:p>0,140499</text:p>
          </table:table-cell>
          <table:table-cell office:value-type="float" office:value="-5.194118">
            <text:p>-5,194118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1123">
            <text:p>0,141123</text:p>
          </table:table-cell>
          <table:table-cell office:value-type="float" office:value="-5.214706">
            <text:p>-5,214706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41123">
            <text:p>0,141123</text:p>
          </table:table-cell>
          <table:table-cell office:value-type="float" office:value="-5.214706">
            <text:p>-5,214706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42372">
            <text:p>0,142372</text:p>
          </table:table-cell>
          <table:table-cell office:value-type="float" office:value="-5.23353">
            <text:p>-5,23353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42372">
            <text:p>0,142372</text:p>
          </table:table-cell>
          <table:table-cell office:value-type="float" office:value="-5.23353">
            <text:p>-5,23353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41123">
            <text:p>0,141123</text:p>
          </table:table-cell>
          <table:table-cell office:value-type="float" office:value="-5.252059">
            <text:p>-5,252059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41123">
            <text:p>0,141123</text:p>
          </table:table-cell>
          <table:table-cell office:value-type="float" office:value="-5.271471">
            <text:p>-5,271471</text:p>
          </table:table-cell>
          <table:table-cell table:number-columns-repeated="1019"/>
        </table:table-row>
        <table:table-row table:style-name="ro1">
          <table:table-cell office:value-type="float" office:value="2383.271729">
            <text:p>2383,271729</text:p>
          </table:table-cell>
          <table:table-cell office:value-type="float" office:value="-0.003252">
            <text:p>-0,003252</text:p>
          </table:table-cell>
          <table:table-cell office:value-type="float" office:value="-0.003225">
            <text:p>-0,003225</text:p>
          </table:table-cell>
          <table:table-cell office:value-type="float" office:value="0.142996">
            <text:p>0,142996</text:p>
          </table:table-cell>
          <table:table-cell office:value-type="float" office:value="-5.271471">
            <text:p>-5,271471</text:p>
          </table:table-cell>
          <table:table-cell table:number-columns-repeated="1019"/>
        </table:table-row>
        <table:table-row table:style-name="ro1">
          <table:table-cell office:value-type="float" office:value="2383.271729">
            <text:p>2383,27172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2996">
            <text:p>0,142996</text:p>
          </table:table-cell>
          <table:table-cell office:value-type="float" office:value="-5.290588">
            <text:p>-5,290588</text:p>
          </table:table-cell>
          <table:table-cell table:number-columns-repeated="1019"/>
        </table:table-row>
        <table:table-row table:style-name="ro1">
          <table:table-cell office:value-type="float" office:value="2393.678955">
            <text:p>2393,678955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43621">
            <text:p>0,143621</text:p>
          </table:table-cell>
          <table:table-cell office:value-type="float" office:value="-5.290588">
            <text:p>-5,290588</text:p>
          </table:table-cell>
          <table:table-cell table:number-columns-repeated="1019"/>
        </table:table-row>
        <table:table-row table:style-name="ro1">
          <table:table-cell office:value-type="float" office:value="2393.678955">
            <text:p>2393,67895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3621">
            <text:p>0,143621</text:p>
          </table:table-cell>
          <table:table-cell office:value-type="float" office:value="-5.309412">
            <text:p>-5,309412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42372">
            <text:p>0,142372</text:p>
          </table:table-cell>
          <table:table-cell office:value-type="float" office:value="-5.309412">
            <text:p>-5,309412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44245">
            <text:p>0,144245</text:p>
          </table:table-cell>
          <table:table-cell office:value-type="float" office:value="-5.328824">
            <text:p>-5,328824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44245">
            <text:p>0,144245</text:p>
          </table:table-cell>
          <table:table-cell office:value-type="float" office:value="-5.328824">
            <text:p>-5,328824</text:p>
          </table:table-cell>
          <table:table-cell table:number-columns-repeated="1019"/>
        </table:table-row>
        <table:table-row table:style-name="ro1">
          <table:table-cell office:value-type="float" office:value="2414.493652">
            <text:p>2414,49365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4487">
            <text:p>0,14487</text:p>
          </table:table-cell>
          <table:table-cell office:value-type="float" office:value="-5.348235">
            <text:p>-5,348235</text:p>
          </table:table-cell>
          <table:table-cell table:number-columns-repeated="1019"/>
        </table:table-row>
        <table:table-row table:style-name="ro1">
          <table:table-cell office:value-type="float" office:value="2414.493652">
            <text:p>2414,49365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4487">
            <text:p>0,14487</text:p>
          </table:table-cell>
          <table:table-cell office:value-type="float" office:value="-5.348235">
            <text:p>-5,348235</text:p>
          </table:table-cell>
          <table:table-cell table:number-columns-repeated="1019"/>
        </table:table-row>
        <table:table-row table:style-name="ro1">
          <table:table-cell office:value-type="float" office:value="2424.900879">
            <text:p>2424,90087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45494">
            <text:p>0,145494</text:p>
          </table:table-cell>
          <table:table-cell office:value-type="float" office:value="-5.367647">
            <text:p>-5,367647</text:p>
          </table:table-cell>
          <table:table-cell table:number-columns-repeated="1019"/>
        </table:table-row>
        <table:table-row table:style-name="ro1">
          <table:table-cell office:value-type="float" office:value="2424.900879">
            <text:p>2424,9008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5494">
            <text:p>0,145494</text:p>
          </table:table-cell>
          <table:table-cell office:value-type="float" office:value="-5.367647">
            <text:p>-5,367647</text:p>
          </table:table-cell>
          <table:table-cell table:number-columns-repeated="1019"/>
        </table:table-row>
        <table:table-row table:style-name="ro1">
          <table:table-cell office:value-type="float" office:value="2414.493652">
            <text:p>2414,49365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487">
            <text:p>0,14487</text:p>
          </table:table-cell>
          <table:table-cell office:value-type="float" office:value="-5.386765">
            <text:p>-5,386765</text:p>
          </table:table-cell>
          <table:table-cell table:number-columns-repeated="1019"/>
        </table:table-row>
        <table:table-row table:style-name="ro1">
          <table:table-cell office:value-type="float" office:value="2414.493652">
            <text:p>2414,49365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4487">
            <text:p>0,14487</text:p>
          </table:table-cell>
          <table:table-cell office:value-type="float" office:value="-5.386765">
            <text:p>-5,386765</text:p>
          </table:table-cell>
          <table:table-cell table:number-columns-repeated="1019"/>
        </table:table-row>
        <table:table-row table:style-name="ro1">
          <table:table-cell office:value-type="float" office:value="2424.900879">
            <text:p>2424,90087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45494">
            <text:p>0,145494</text:p>
          </table:table-cell>
          <table:table-cell office:value-type="float" office:value="-5.406177">
            <text:p>-5,406177</text:p>
          </table:table-cell>
          <table:table-cell table:number-columns-repeated="1019"/>
        </table:table-row>
        <table:table-row table:style-name="ro1">
          <table:table-cell office:value-type="float" office:value="2424.900879">
            <text:p>2424,900879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45494">
            <text:p>0,145494</text:p>
          </table:table-cell>
          <table:table-cell office:value-type="float" office:value="-5.406177">
            <text:p>-5,406177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46118">
            <text:p>0,146118</text:p>
          </table:table-cell>
          <table:table-cell office:value-type="float" office:value="-5.425">
            <text:p>-5,425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46118">
            <text:p>0,146118</text:p>
          </table:table-cell>
          <table:table-cell office:value-type="float" office:value="-5.425">
            <text:p>-5,425</text:p>
          </table:table-cell>
          <table:table-cell table:number-columns-repeated="1019"/>
        </table:table-row>
        <table:table-row table:style-name="ro1">
          <table:table-cell office:value-type="float" office:value="2424.900879">
            <text:p>2424,90087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5494">
            <text:p>0,145494</text:p>
          </table:table-cell>
          <table:table-cell office:value-type="float" office:value="-5.444118">
            <text:p>-5,444118</text:p>
          </table:table-cell>
          <table:table-cell table:number-columns-repeated="1019"/>
        </table:table-row>
        <table:table-row table:style-name="ro1">
          <table:table-cell office:value-type="float" office:value="2424.900879">
            <text:p>2424,90087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45494">
            <text:p>0,145494</text:p>
          </table:table-cell>
          <table:table-cell office:value-type="float" office:value="-5.444118">
            <text:p>-5,444118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6118">
            <text:p>0,146118</text:p>
          </table:table-cell>
          <table:table-cell office:value-type="float" office:value="-5.463235">
            <text:p>-5,463235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46118">
            <text:p>0,146118</text:p>
          </table:table-cell>
          <table:table-cell office:value-type="float" office:value="-5.463235">
            <text:p>-5,463235</text:p>
          </table:table-cell>
          <table:table-cell table:number-columns-repeated="1019"/>
        </table:table-row>
        <table:table-row table:style-name="ro1">
          <table:table-cell office:value-type="float" office:value="2456.122803">
            <text:p>2456,12280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47367">
            <text:p>0,147367</text:p>
          </table:table-cell>
          <table:table-cell office:value-type="float" office:value="-5.482941">
            <text:p>-5,482941</text:p>
          </table:table-cell>
          <table:table-cell table:number-columns-repeated="1019"/>
        </table:table-row>
        <table:table-row table:style-name="ro1">
          <table:table-cell office:value-type="float" office:value="2456.122803">
            <text:p>2456,122803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47367">
            <text:p>0,147367</text:p>
          </table:table-cell>
          <table:table-cell office:value-type="float" office:value="-5.482941">
            <text:p>-5,482941</text:p>
          </table:table-cell>
          <table:table-cell table:number-columns-repeated="1019"/>
        </table:table-row>
        <table:table-row table:style-name="ro1">
          <table:table-cell office:value-type="float" office:value="2456.122803">
            <text:p>2456,12280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47367">
            <text:p>0,147367</text:p>
          </table:table-cell>
          <table:table-cell office:value-type="float" office:value="-5.50353">
            <text:p>-5,50353</text:p>
          </table:table-cell>
          <table:table-cell table:number-columns-repeated="1019"/>
        </table:table-row>
        <table:table-row table:style-name="ro1">
          <table:table-cell office:value-type="float" office:value="2456.122803">
            <text:p>2456,12280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47367">
            <text:p>0,147367</text:p>
          </table:table-cell>
          <table:table-cell office:value-type="float" office:value="-5.50353">
            <text:p>-5,50353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47992">
            <text:p>0,147992</text:p>
          </table:table-cell>
          <table:table-cell office:value-type="float" office:value="-5.523235">
            <text:p>-5,523235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47992">
            <text:p>0,147992</text:p>
          </table:table-cell>
          <table:table-cell office:value-type="float" office:value="-5.523235">
            <text:p>-5,523235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47992">
            <text:p>0,147992</text:p>
          </table:table-cell>
          <table:table-cell office:value-type="float" office:value="-5.542059">
            <text:p>-5,542059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7992">
            <text:p>0,147992</text:p>
          </table:table-cell>
          <table:table-cell office:value-type="float" office:value="-5.542059">
            <text:p>-5,542059</text:p>
          </table:table-cell>
          <table:table-cell table:number-columns-repeated="1019"/>
        </table:table-row>
        <table:table-row table:style-name="ro1">
          <table:table-cell office:value-type="float" office:value="2476.9375">
            <text:p>2476,937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48616">
            <text:p>0,148616</text:p>
          </table:table-cell>
          <table:table-cell office:value-type="float" office:value="-5.561471">
            <text:p>-5,561471</text:p>
          </table:table-cell>
          <table:table-cell table:number-columns-repeated="1019"/>
        </table:table-row>
        <table:table-row table:style-name="ro1">
          <table:table-cell office:value-type="float" office:value="2476.9375">
            <text:p>2476,937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8616">
            <text:p>0,148616</text:p>
          </table:table-cell>
          <table:table-cell office:value-type="float" office:value="-5.580294">
            <text:p>-5,580294</text:p>
          </table:table-cell>
          <table:table-cell table:number-columns-repeated="1019"/>
        </table:table-row>
        <table:table-row table:style-name="ro1">
          <table:table-cell office:value-type="float" office:value="2476.9375">
            <text:p>2476,937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8616">
            <text:p>0,148616</text:p>
          </table:table-cell>
          <table:table-cell office:value-type="float" office:value="-5.580294">
            <text:p>-5,580294</text:p>
          </table:table-cell>
          <table:table-cell table:number-columns-repeated="1019"/>
        </table:table-row>
        <table:table-row table:style-name="ro1">
          <table:table-cell office:value-type="float" office:value="2476.9375">
            <text:p>2476,937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48616">
            <text:p>0,148616</text:p>
          </table:table-cell>
          <table:table-cell office:value-type="float" office:value="-5.599706">
            <text:p>-5,599706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47992">
            <text:p>0,147992</text:p>
          </table:table-cell>
          <table:table-cell office:value-type="float" office:value="-5.599706">
            <text:p>-5,599706</text:p>
          </table:table-cell>
          <table:table-cell table:number-columns-repeated="1019"/>
        </table:table-row>
        <table:table-row table:style-name="ro1">
          <table:table-cell office:value-type="float" office:value="2487.344727">
            <text:p>2487,34472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49241">
            <text:p>0,149241</text:p>
          </table:table-cell>
          <table:table-cell office:value-type="float" office:value="-5.618529">
            <text:p>-5,618529</text:p>
          </table:table-cell>
          <table:table-cell table:number-columns-repeated="1019"/>
        </table:table-row>
        <table:table-row table:style-name="ro1">
          <table:table-cell office:value-type="float" office:value="2487.344727">
            <text:p>2487,34472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9241">
            <text:p>0,149241</text:p>
          </table:table-cell>
          <table:table-cell office:value-type="float" office:value="-5.618529">
            <text:p>-5,618529</text:p>
          </table:table-cell>
          <table:table-cell table:number-columns-repeated="1019"/>
        </table:table-row>
        <table:table-row table:style-name="ro1">
          <table:table-cell office:value-type="float" office:value="2508.159424">
            <text:p>2508,15942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049">
            <text:p>0,15049</text:p>
          </table:table-cell>
          <table:table-cell office:value-type="float" office:value="-5.637647">
            <text:p>-5,637647</text:p>
          </table:table-cell>
          <table:table-cell table:number-columns-repeated="1019"/>
        </table:table-row>
        <table:table-row table:style-name="ro1">
          <table:table-cell office:value-type="float" office:value="2508.159424">
            <text:p>2508,15942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049">
            <text:p>0,15049</text:p>
          </table:table-cell>
          <table:table-cell office:value-type="float" office:value="-5.637647">
            <text:p>-5,637647</text:p>
          </table:table-cell>
          <table:table-cell table:number-columns-repeated="1019"/>
        </table:table-row>
        <table:table-row table:style-name="ro1">
          <table:table-cell office:value-type="float" office:value="2487.344727">
            <text:p>2487,34472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9241">
            <text:p>0,149241</text:p>
          </table:table-cell>
          <table:table-cell office:value-type="float" office:value="-5.657059">
            <text:p>-5,657059</text:p>
          </table:table-cell>
          <table:table-cell table:number-columns-repeated="1019"/>
        </table:table-row>
        <table:table-row table:style-name="ro1">
          <table:table-cell office:value-type="float" office:value="2487.344727">
            <text:p>2487,34472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49241">
            <text:p>0,149241</text:p>
          </table:table-cell>
          <table:table-cell office:value-type="float" office:value="-5.657059">
            <text:p>-5,657059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149865">
            <text:p>0,149865</text:p>
          </table:table-cell>
          <table:table-cell office:value-type="float" office:value="-5.676177">
            <text:p>-5,676177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9865">
            <text:p>0,149865</text:p>
          </table:table-cell>
          <table:table-cell office:value-type="float" office:value="-5.676177">
            <text:p>-5,676177</text:p>
          </table:table-cell>
          <table:table-cell table:number-columns-repeated="1019"/>
        </table:table-row>
        <table:table-row table:style-name="ro1">
          <table:table-cell office:value-type="float" office:value="2508.159424">
            <text:p>2508,15942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049">
            <text:p>0,15049</text:p>
          </table:table-cell>
          <table:table-cell office:value-type="float" office:value="-5.695">
            <text:p>-5,695</text:p>
          </table:table-cell>
          <table:table-cell table:number-columns-repeated="1019"/>
        </table:table-row>
        <table:table-row table:style-name="ro1">
          <table:table-cell office:value-type="float" office:value="2508.159424">
            <text:p>2508,15942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049">
            <text:p>0,15049</text:p>
          </table:table-cell>
          <table:table-cell office:value-type="float" office:value="-5.695">
            <text:p>-5,695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9">
            <text:p>-0,003259</text:p>
          </table:table-cell>
          <table:table-cell office:value-type="float" office:value="-0.003221">
            <text:p>-0,003221</text:p>
          </table:table-cell>
          <table:table-cell office:value-type="float" office:value="0.151738">
            <text:p>0,151738</text:p>
          </table:table-cell>
          <table:table-cell office:value-type="float" office:value="-5.713823">
            <text:p>-5,713823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51738">
            <text:p>0,151738</text:p>
          </table:table-cell>
          <table:table-cell office:value-type="float" office:value="-5.713823">
            <text:p>-5,713823</text:p>
          </table:table-cell>
          <table:table-cell table:number-columns-repeated="1019"/>
        </table:table-row>
        <table:table-row table:style-name="ro1">
          <table:table-cell office:value-type="float" office:value="2518.56665">
            <text:p>2518,5666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1114">
            <text:p>0,151114</text:p>
          </table:table-cell>
          <table:table-cell office:value-type="float" office:value="-5.73353">
            <text:p>-5,73353</text:p>
          </table:table-cell>
          <table:table-cell table:number-columns-repeated="1019"/>
        </table:table-row>
        <table:table-row table:style-name="ro1">
          <table:table-cell office:value-type="float" office:value="2518.56665">
            <text:p>2518,5666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1114">
            <text:p>0,151114</text:p>
          </table:table-cell>
          <table:table-cell office:value-type="float" office:value="-5.73353">
            <text:p>-5,73353</text:p>
          </table:table-cell>
          <table:table-cell table:number-columns-repeated="1019"/>
        </table:table-row>
        <table:table-row table:style-name="ro1">
          <table:table-cell office:value-type="float" office:value="2518.56665">
            <text:p>2518,5666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51114">
            <text:p>0,151114</text:p>
          </table:table-cell>
          <table:table-cell office:value-type="float" office:value="-5.75353">
            <text:p>-5,75353</text:p>
          </table:table-cell>
          <table:table-cell table:number-columns-repeated="1019"/>
        </table:table-row>
        <table:table-row table:style-name="ro1">
          <table:table-cell office:value-type="float" office:value="2518.56665">
            <text:p>2518,5666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1114">
            <text:p>0,151114</text:p>
          </table:table-cell>
          <table:table-cell office:value-type="float" office:value="-5.75353">
            <text:p>-5,75353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2363">
            <text:p>0,152363</text:p>
          </table:table-cell>
          <table:table-cell office:value-type="float" office:value="-5.77353">
            <text:p>-5,77353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2363">
            <text:p>0,152363</text:p>
          </table:table-cell>
          <table:table-cell office:value-type="float" office:value="-5.77353">
            <text:p>-5,77353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9">
            <text:p>-0,003259</text:p>
          </table:table-cell>
          <table:table-cell office:value-type="float" office:value="-0.003221">
            <text:p>-0,003221</text:p>
          </table:table-cell>
          <table:table-cell office:value-type="float" office:value="0.152363">
            <text:p>0,152363</text:p>
          </table:table-cell>
          <table:table-cell office:value-type="float" office:value="-5.792941">
            <text:p>-5,792941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2363">
            <text:p>0,152363</text:p>
          </table:table-cell>
          <table:table-cell office:value-type="float" office:value="-5.792941">
            <text:p>-5,792941</text:p>
          </table:table-cell>
          <table:table-cell table:number-columns-repeated="1019"/>
        </table:table-row>
        <table:table-row table:style-name="ro1">
          <table:table-cell office:value-type="float" office:value="2549.788574">
            <text:p>2549,78857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2987">
            <text:p>0,152987</text:p>
          </table:table-cell>
          <table:table-cell office:value-type="float" office:value="-5.813235">
            <text:p>-5,813235</text:p>
          </table:table-cell>
          <table:table-cell table:number-columns-repeated="1019"/>
        </table:table-row>
        <table:table-row table:style-name="ro1">
          <table:table-cell office:value-type="float" office:value="2549.788574">
            <text:p>2549,7885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2987">
            <text:p>0,152987</text:p>
          </table:table-cell>
          <table:table-cell office:value-type="float" office:value="-5.813235">
            <text:p>-5,813235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152363">
            <text:p>0,152363</text:p>
          </table:table-cell>
          <table:table-cell office:value-type="float" office:value="-5.832941">
            <text:p>-5,832941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2363">
            <text:p>0,152363</text:p>
          </table:table-cell>
          <table:table-cell office:value-type="float" office:value="-5.832941">
            <text:p>-5,832941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3612">
            <text:p>0,153612</text:p>
          </table:table-cell>
          <table:table-cell office:value-type="float" office:value="-5.852353">
            <text:p>-5,852353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3612">
            <text:p>0,153612</text:p>
          </table:table-cell>
          <table:table-cell office:value-type="float" office:value="-5.852353">
            <text:p>-5,852353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3612">
            <text:p>0,153612</text:p>
          </table:table-cell>
          <table:table-cell office:value-type="float" office:value="-5.872059">
            <text:p>-5,872059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3612">
            <text:p>0,153612</text:p>
          </table:table-cell>
          <table:table-cell office:value-type="float" office:value="-5.890882">
            <text:p>-5,890882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4236">
            <text:p>0,154236</text:p>
          </table:table-cell>
          <table:table-cell office:value-type="float" office:value="-5.890882">
            <text:p>-5,890882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4236">
            <text:p>0,154236</text:p>
          </table:table-cell>
          <table:table-cell office:value-type="float" office:value="-5.91">
            <text:p>-5,91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3612">
            <text:p>0,153612</text:p>
          </table:table-cell>
          <table:table-cell office:value-type="float" office:value="-5.91">
            <text:p>-5,91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3612">
            <text:p>0,153612</text:p>
          </table:table-cell>
          <table:table-cell office:value-type="float" office:value="-5.929118">
            <text:p>-5,929118</text:p>
          </table:table-cell>
          <table:table-cell table:number-columns-repeated="1019"/>
        </table:table-row>
        <table:table-row table:style-name="ro1">
          <table:table-cell office:value-type="float" office:value="2581.010498">
            <text:p>2581,01049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54861">
            <text:p>0,154861</text:p>
          </table:table-cell>
          <table:table-cell office:value-type="float" office:value="-5.929118">
            <text:p>-5,929118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5485">
            <text:p>0,155485</text:p>
          </table:table-cell>
          <table:table-cell office:value-type="float" office:value="-5.947647">
            <text:p>-5,947647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55485">
            <text:p>0,155485</text:p>
          </table:table-cell>
          <table:table-cell office:value-type="float" office:value="-5.947647">
            <text:p>-5,947647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5485">
            <text:p>0,155485</text:p>
          </table:table-cell>
          <table:table-cell office:value-type="float" office:value="-5.966765">
            <text:p>-5,966765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5485">
            <text:p>0,155485</text:p>
          </table:table-cell>
          <table:table-cell office:value-type="float" office:value="-5.966765">
            <text:p>-5,966765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55485">
            <text:p>0,155485</text:p>
          </table:table-cell>
          <table:table-cell office:value-type="float" office:value="-5.985588">
            <text:p>-5,985588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6">
            <text:p>-0,003256</text:p>
          </table:table-cell>
          <table:table-cell office:value-type="float" office:value="-0.003219">
            <text:p>-0,003219</text:p>
          </table:table-cell>
          <table:table-cell office:value-type="float" office:value="0.155485">
            <text:p>0,155485</text:p>
          </table:table-cell>
          <table:table-cell office:value-type="float" office:value="-5.985588">
            <text:p>-5,985588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55485">
            <text:p>0,155485</text:p>
          </table:table-cell>
          <table:table-cell office:value-type="float" office:value="-6.005294">
            <text:p>-6,005294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5485">
            <text:p>0,155485</text:p>
          </table:table-cell>
          <table:table-cell office:value-type="float" office:value="-6.005294">
            <text:p>-6,005294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5485">
            <text:p>0,155485</text:p>
          </table:table-cell>
          <table:table-cell office:value-type="float" office:value="-6.023824">
            <text:p>-6,023824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55485">
            <text:p>0,155485</text:p>
          </table:table-cell>
          <table:table-cell office:value-type="float" office:value="-6.023824">
            <text:p>-6,023824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56734">
            <text:p>0,156734</text:p>
          </table:table-cell>
          <table:table-cell office:value-type="float" office:value="-6.043824">
            <text:p>-6,043824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6734">
            <text:p>0,156734</text:p>
          </table:table-cell>
          <table:table-cell office:value-type="float" office:value="-6.043824">
            <text:p>-6,043824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6109">
            <text:p>0,156109</text:p>
          </table:table-cell>
          <table:table-cell office:value-type="float" office:value="-6.063235">
            <text:p>-6,063235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6109">
            <text:p>0,156109</text:p>
          </table:table-cell>
          <table:table-cell office:value-type="float" office:value="-6.063235">
            <text:p>-6,063235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57358">
            <text:p>0,157358</text:p>
          </table:table-cell>
          <table:table-cell office:value-type="float" office:value="-6.082647">
            <text:p>-6,082647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7358">
            <text:p>0,157358</text:p>
          </table:table-cell>
          <table:table-cell office:value-type="float" office:value="-6.082647">
            <text:p>-6,082647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6109">
            <text:p>0,156109</text:p>
          </table:table-cell>
          <table:table-cell office:value-type="float" office:value="-6.102941">
            <text:p>-6,102941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6109">
            <text:p>0,156109</text:p>
          </table:table-cell>
          <table:table-cell office:value-type="float" office:value="-6.102941">
            <text:p>-6,102941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6734">
            <text:p>0,156734</text:p>
          </table:table-cell>
          <table:table-cell office:value-type="float" office:value="-6.121176">
            <text:p>-6,121176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6734">
            <text:p>0,156734</text:p>
          </table:table-cell>
          <table:table-cell office:value-type="float" office:value="-6.140294">
            <text:p>-6,140294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6734">
            <text:p>0,156734</text:p>
          </table:table-cell>
          <table:table-cell office:value-type="float" office:value="-6.140294">
            <text:p>-6,140294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56734">
            <text:p>0,156734</text:p>
          </table:table-cell>
          <table:table-cell office:value-type="float" office:value="-6.159412">
            <text:p>-6,159412</text:p>
          </table:table-cell>
          <table:table-cell table:number-columns-repeated="1019"/>
        </table:table-row>
        <table:table-row table:style-name="ro1">
          <table:table-cell office:value-type="float" office:value="2643.454346">
            <text:p>2643,454346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58607">
            <text:p>0,158607</text:p>
          </table:table-cell>
          <table:table-cell office:value-type="float" office:value="-6.159412">
            <text:p>-6,159412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7983">
            <text:p>0,157983</text:p>
          </table:table-cell>
          <table:table-cell office:value-type="float" office:value="-6.178823">
            <text:p>-6,178823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7983">
            <text:p>0,157983</text:p>
          </table:table-cell>
          <table:table-cell office:value-type="float" office:value="-6.178823">
            <text:p>-6,178823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7358">
            <text:p>0,157358</text:p>
          </table:table-cell>
          <table:table-cell office:value-type="float" office:value="-6.197353">
            <text:p>-6,197353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57358">
            <text:p>0,157358</text:p>
          </table:table-cell>
          <table:table-cell office:value-type="float" office:value="-6.197353">
            <text:p>-6,197353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7983">
            <text:p>0,157983</text:p>
          </table:table-cell>
          <table:table-cell office:value-type="float" office:value="-6.216765">
            <text:p>-6,216765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7983">
            <text:p>0,157983</text:p>
          </table:table-cell>
          <table:table-cell office:value-type="float" office:value="-6.216765">
            <text:p>-6,216765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9232">
            <text:p>0,159232</text:p>
          </table:table-cell>
          <table:table-cell office:value-type="float" office:value="-6.236176">
            <text:p>-6,236176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59232">
            <text:p>0,159232</text:p>
          </table:table-cell>
          <table:table-cell office:value-type="float" office:value="-6.236176">
            <text:p>-6,236176</text:p>
          </table:table-cell>
          <table:table-cell table:number-columns-repeated="1019"/>
        </table:table-row>
        <table:table-row table:style-name="ro1">
          <table:table-cell office:value-type="float" office:value="2643.454346">
            <text:p>2643,45434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8607">
            <text:p>0,158607</text:p>
          </table:table-cell>
          <table:table-cell office:value-type="float" office:value="-6.255588">
            <text:p>-6,255588</text:p>
          </table:table-cell>
          <table:table-cell table:number-columns-repeated="1019"/>
        </table:table-row>
        <table:table-row table:style-name="ro1">
          <table:table-cell office:value-type="float" office:value="2643.454346">
            <text:p>2643,45434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8607">
            <text:p>0,158607</text:p>
          </table:table-cell>
          <table:table-cell office:value-type="float" office:value="-6.255588">
            <text:p>-6,255588</text:p>
          </table:table-cell>
          <table:table-cell table:number-columns-repeated="1019"/>
        </table:table-row>
        <table:table-row table:style-name="ro1">
          <table:table-cell office:value-type="float" office:value="2643.454346">
            <text:p>2643,45434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8607">
            <text:p>0,158607</text:p>
          </table:table-cell>
          <table:table-cell office:value-type="float" office:value="-6.274706">
            <text:p>-6,274706</text:p>
          </table:table-cell>
          <table:table-cell table:number-columns-repeated="1019"/>
        </table:table-row>
        <table:table-row table:style-name="ro1">
          <table:table-cell office:value-type="float" office:value="2643.454346">
            <text:p>2643,45434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58607">
            <text:p>0,158607</text:p>
          </table:table-cell>
          <table:table-cell office:value-type="float" office:value="-6.274706">
            <text:p>-6,274706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2">
            <text:p>-0,003252</text:p>
          </table:table-cell>
          <table:table-cell office:value-type="float" office:value="-0.003223">
            <text:p>-0,003223</text:p>
          </table:table-cell>
          <table:table-cell office:value-type="float" office:value="0.157983">
            <text:p>0,157983</text:p>
          </table:table-cell>
          <table:table-cell office:value-type="float" office:value="-6.293235">
            <text:p>-6,293235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7983">
            <text:p>0,157983</text:p>
          </table:table-cell>
          <table:table-cell office:value-type="float" office:value="-6.293235">
            <text:p>-6,293235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9232">
            <text:p>0,159232</text:p>
          </table:table-cell>
          <table:table-cell office:value-type="float" office:value="-6.312941">
            <text:p>-6,312941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9232">
            <text:p>0,159232</text:p>
          </table:table-cell>
          <table:table-cell office:value-type="float" office:value="-6.312941">
            <text:p>-6,312941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59232">
            <text:p>0,159232</text:p>
          </table:table-cell>
          <table:table-cell office:value-type="float" office:value="-6.332353">
            <text:p>-6,332353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9232">
            <text:p>0,159232</text:p>
          </table:table-cell>
          <table:table-cell office:value-type="float" office:value="-6.332353">
            <text:p>-6,332353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9232">
            <text:p>0,159232</text:p>
          </table:table-cell>
          <table:table-cell office:value-type="float" office:value="-6.352647">
            <text:p>-6,352647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59232">
            <text:p>0,159232</text:p>
          </table:table-cell>
          <table:table-cell office:value-type="float" office:value="-6.352647">
            <text:p>-6,352647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59232">
            <text:p>0,159232</text:p>
          </table:table-cell>
          <table:table-cell office:value-type="float" office:value="-6.371176">
            <text:p>-6,371176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9232">
            <text:p>0,159232</text:p>
          </table:table-cell>
          <table:table-cell office:value-type="float" office:value="-6.390294">
            <text:p>-6,390294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6.390294">
            <text:p>-6,390294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61105">
            <text:p>0,161105</text:p>
          </table:table-cell>
          <table:table-cell office:value-type="float" office:value="-6.409118">
            <text:p>-6,409118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6.409118">
            <text:p>-6,409118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9232">
            <text:p>0,159232</text:p>
          </table:table-cell>
          <table:table-cell office:value-type="float" office:value="-6.428236">
            <text:p>-6,428236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9232">
            <text:p>0,159232</text:p>
          </table:table-cell>
          <table:table-cell office:value-type="float" office:value="-6.428236">
            <text:p>-6,428236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0481">
            <text:p>0,160481</text:p>
          </table:table-cell>
          <table:table-cell office:value-type="float" office:value="-6.447647">
            <text:p>-6,447647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60481">
            <text:p>0,160481</text:p>
          </table:table-cell>
          <table:table-cell office:value-type="float" office:value="-6.447647">
            <text:p>-6,447647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59232">
            <text:p>0,159232</text:p>
          </table:table-cell>
          <table:table-cell office:value-type="float" office:value="-6.466177">
            <text:p>-6,466177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9232">
            <text:p>0,159232</text:p>
          </table:table-cell>
          <table:table-cell office:value-type="float" office:value="-6.466177">
            <text:p>-6,466177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6.485588">
            <text:p>-6,485588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6.485588">
            <text:p>-6,485588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6.504706">
            <text:p>-6,504706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6.504706">
            <text:p>-6,504706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60481">
            <text:p>0,160481</text:p>
          </table:table-cell>
          <table:table-cell office:value-type="float" office:value="-6.523824">
            <text:p>-6,523824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60481">
            <text:p>0,160481</text:p>
          </table:table-cell>
          <table:table-cell office:value-type="float" office:value="-6.523824">
            <text:p>-6,523824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6.543235">
            <text:p>-6,54323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6.543235">
            <text:p>-6,54323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6.563529">
            <text:p>-6,563529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61105">
            <text:p>0,161105</text:p>
          </table:table-cell>
          <table:table-cell office:value-type="float" office:value="-6.563529">
            <text:p>-6,563529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1729">
            <text:p>0,161729</text:p>
          </table:table-cell>
          <table:table-cell office:value-type="float" office:value="-6.582647">
            <text:p>-6,582647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1729">
            <text:p>0,161729</text:p>
          </table:table-cell>
          <table:table-cell office:value-type="float" office:value="-6.582647">
            <text:p>-6,582647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6.60147">
            <text:p>-6,60147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6.60147">
            <text:p>-6,60147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59856">
            <text:p>0,159856</text:p>
          </table:table-cell>
          <table:table-cell office:value-type="float" office:value="-6.620883">
            <text:p>-6,620883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6.639706">
            <text:p>-6,639706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6.639706">
            <text:p>-6,639706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2">
            <text:p>-0,003252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6.658529">
            <text:p>-6,658529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6.658529">
            <text:p>-6,658529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61105">
            <text:p>0,161105</text:p>
          </table:table-cell>
          <table:table-cell office:value-type="float" office:value="-6.677941">
            <text:p>-6,677941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61105">
            <text:p>0,161105</text:p>
          </table:table-cell>
          <table:table-cell office:value-type="float" office:value="-6.677941">
            <text:p>-6,677941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6.697059">
            <text:p>-6,697059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6.697059">
            <text:p>-6,697059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6.716177">
            <text:p>-6,716177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59856">
            <text:p>0,159856</text:p>
          </table:table-cell>
          <table:table-cell office:value-type="float" office:value="-6.716177">
            <text:p>-6,716177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60481">
            <text:p>0,160481</text:p>
          </table:table-cell>
          <table:table-cell office:value-type="float" office:value="-6.735588">
            <text:p>-6,735588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160481">
            <text:p>0,160481</text:p>
          </table:table-cell>
          <table:table-cell office:value-type="float" office:value="-6.735588">
            <text:p>-6,735588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61105">
            <text:p>0,161105</text:p>
          </table:table-cell>
          <table:table-cell office:value-type="float" office:value="-6.755">
            <text:p>-6,75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61105">
            <text:p>0,161105</text:p>
          </table:table-cell>
          <table:table-cell office:value-type="float" office:value="-6.755">
            <text:p>-6,75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61105">
            <text:p>0,161105</text:p>
          </table:table-cell>
          <table:table-cell office:value-type="float" office:value="-6.77353">
            <text:p>-6,77353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6.77353">
            <text:p>-6,77353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61729">
            <text:p>0,161729</text:p>
          </table:table-cell>
          <table:table-cell office:value-type="float" office:value="-6.792647">
            <text:p>-6,792647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1729">
            <text:p>0,161729</text:p>
          </table:table-cell>
          <table:table-cell office:value-type="float" office:value="-6.792647">
            <text:p>-6,792647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3032">
            <text:p>0,103032</text:p>
          </table:table-cell>
          <table:table-cell office:value-type="float" office:value="-6.813235">
            <text:p>-6,813235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3032">
            <text:p>0,103032</text:p>
          </table:table-cell>
          <table:table-cell office:value-type="float" office:value="-6.813235">
            <text:p>-6,813235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7466">
            <text:p>0,037466</text:p>
          </table:table-cell>
          <table:table-cell office:value-type="float" office:value="-6.832353">
            <text:p>-6,832353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37466">
            <text:p>0,037466</text:p>
          </table:table-cell>
          <table:table-cell office:value-type="float" office:value="-6.832353">
            <text:p>-6,832353</text:p>
          </table:table-cell>
          <table:table-cell table:number-columns-repeated="1019"/>
        </table:table-row>
        <table:table-row table:style-name="ro1">
          <table:table-cell office:value-type="float" office:value="41.6292">
            <text:p>41,629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6.85147">
            <text:p>-6,85147</text:p>
          </table:table-cell>
          <table:table-cell table:number-columns-repeated="1019"/>
        </table:table-row>
        <table:table-row table:style-name="ro1">
          <table:table-cell office:value-type="float" office:value="41.6292">
            <text:p>41,62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6.85147">
            <text:p>-6,85147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6.870883">
            <text:p>-6,87088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6.889706">
            <text:p>-6,889706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6.889706">
            <text:p>-6,889706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6.909118">
            <text:p>-6,909118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6.909118">
            <text:p>-6,909118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6.928529">
            <text:p>-6,928529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6.928529">
            <text:p>-6,928529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6.947353">
            <text:p>-6,947353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6.947353">
            <text:p>-6,947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6.965882">
            <text:p>-6,965882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-0.002498">
            <text:p>-0,002498</text:p>
          </table:table-cell>
          <table:table-cell office:value-type="float" office:value="-6.965882">
            <text:p>-6,965882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6.985">
            <text:p>-6,98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6.985">
            <text:p>-6,985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7.004412">
            <text:p>-7,004412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004412">
            <text:p>-7,00441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7.027941">
            <text:p>-7,027941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7.027941">
            <text:p>-7,027941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7.046176">
            <text:p>-7,046176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046176">
            <text:p>-7,046176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7.065">
            <text:p>-7,06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7.065">
            <text:p>-7,065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7.084706">
            <text:p>-7,084706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7.084706">
            <text:p>-7,084706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103235">
            <text:p>-7,103235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103235">
            <text:p>-7,103235</text:p>
          </table:table-cell>
          <table:table-cell table:number-columns-repeated="1019"/>
        </table:table-row>
        <table:table-row table:style-name="ro1">
          <table:table-cell office:value-type="float" office:value="-72.851097">
            <text:p>-72,85109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4371">
            <text:p>-0,004371</text:p>
          </table:table-cell>
          <table:table-cell office:value-type="float" office:value="-7.122647">
            <text:p>-7,122647</text:p>
          </table:table-cell>
          <table:table-cell table:number-columns-repeated="1019"/>
        </table:table-row>
        <table:table-row table:style-name="ro1">
          <table:table-cell office:value-type="float" office:value="-72.851097">
            <text:p>-72,851097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-0.004371">
            <text:p>-0,004371</text:p>
          </table:table-cell>
          <table:table-cell office:value-type="float" office:value="-7.122647">
            <text:p>-7,122647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-0.003747">
            <text:p>-0,003747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7.122059">
            <text:p>-7,122059</text:p>
          </table:table-cell>
          <table:table-cell table:number-columns-repeated="1019"/>
        </table:table-row>
        <table:table-row table:style-name="ro1" table:number-rows-repeated="10478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47:14.86</dc:date>
    <meta:document-statistic meta:table-count="1" meta:cell-count="3762" meta:object-count="0"/>
    <meta:generator>LibreOffice/4.0.4.2$Windows_x86 LibreOffice_project/9e9821abd0ffdbc09cd8c52eaa574fa09eb08f2</meta:generator>
  </office:meta>
</office:document-meta>
</file>